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00dcff" draw:textarea-horizontal-align="center" draw:textarea-vertical-align="middle" draw:shadow="visib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dcff" draw:textarea-horizontal-align="center" draw:textarea-vertical-align="middle"/>
    </style:style>
    <style:style style:name="gr6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cm" fo:min-width="0cm"/>
    </style:style>
    <style:style style:name="gr11" style:family="graphic" style:parent-style-name="standard">
      <style:graphic-properties draw:marker-end="Double_20_Arrow" draw:marker-end-width="0.3cm" draw:textarea-horizontal-align="center" draw:textarea-vertical-align="middle"/>
    </style:style>
    <style:style style:name="gr12" style:family="graphic" style:parent-style-name="standard">
      <style:graphic-properties draw:marker-start="Double_20_Arrow" draw:marker-start-width="0.3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18" style:family="graphic" style:parent-style-name="standard">
      <style:graphic-properties draw:stroke="none" svg:stroke-color="#c0c0c0" draw:fill="none" draw:fill-color="#ffffff" fo:min-height="0.603cm"/>
    </style:style>
    <style:style style:name="gr1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1cm" fo:min-width="0cm"/>
    </style:style>
    <style:style style:name="gr21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23" style:family="graphic" style:parent-style-name="standard">
      <style:graphic-properties draw:fill="solid" draw:fill-color="#ffffcc" draw:textarea-horizontal-align="center" draw:textarea-vertical-align="middle"/>
    </style:style>
    <style:style style:name="gr24" style:family="graphic" style:parent-style-name="standard">
      <style:graphic-properties draw:fill="solid" draw:fill-color="#ffd320" draw:textarea-horizontal-align="center" draw:textarea-vertical-align="middle"/>
    </style:style>
    <style:style style:name="gr25" style:family="graphic" style:parent-style-name="standard">
      <style:graphic-properties draw:stroke="none" draw:fill="none" draw:fill-color="#ffffff" fo:min-height="0.586cm"/>
    </style:style>
    <style:style style:name="gr26" style:family="graphic" style:parent-style-name="standard">
      <style:graphic-properties draw:stroke="none" draw:fill="none" draw:fill-color="#ffffff" fo:min-height="0.794cm"/>
    </style:style>
    <style:style style:name="gr27" style:family="graphic" style:parent-style-name="standard">
      <style:graphic-properties draw:stroke="none" draw:fill="none" draw:fill-color="#ffffff" fo:min-height="0.641cm"/>
    </style:style>
    <style:style style:name="gr28" style:family="graphic" style:parent-style-name="standard">
      <style:graphic-properties draw:stroke="none" draw:fill="none" draw:fill-color="#ffffff" fo:min-height="0.593cm"/>
    </style:style>
    <style:style style:name="gr29" style:family="graphic" style:parent-style-name="standard">
      <style:graphic-properties draw:stroke="none" draw:fill="none" draw:fill-color="#ffffff" fo:min-height="0.587cm"/>
    </style:style>
    <style:style style:name="gr30" style:family="graphic" style:parent-style-name="standard">
      <style:graphic-properties draw:stroke="none" draw:fill="none" draw:fill-color="#ffffff" fo:min-height="0.5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7cm" fo:min-width="6.49cm"/>
    </style:style>
    <style:style style:name="gr32" style:family="graphic" style:parent-style-name="standard">
      <style:graphic-properties draw:fill="solid" draw:fill-color="#94bd5e" draw:textarea-horizontal-align="center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draw:fill-color="#ffffff" fo:min-height="0.291cm"/>
    </style:style>
    <style:style style:name="gr36" style:family="graphic" style:parent-style-name="standard">
      <style:graphic-properties draw:stroke="none" draw:fill="none" draw:fill-color="#ffffff" fo:min-height="0.285cm"/>
    </style:style>
    <style:style style:name="gr37" style:family="graphic" style:parent-style-name="standard">
      <style:graphic-properties draw:fill="solid" draw:fill-color="#b84700" draw:textarea-horizontal-align="center" draw:textarea-vertical-align="middle"/>
    </style:style>
    <style:style style:name="gr38" style:family="graphic" style:parent-style-name="standard">
      <style:graphic-properties draw:stroke="none" draw:fill="none" draw:fill-color="#ffffff" fo:min-height="0.359cm"/>
    </style:style>
    <style:style style:name="gr39" style:family="graphic" style:parent-style-name="standard">
      <style:graphic-properties draw:stroke="none" draw:fill="none" draw:fill-color="#ffffff" fo:min-height="0.245cm"/>
    </style:style>
    <style:style style:name="gr40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ccccff" draw:textarea-horizontal-align="center" draw:textarea-vertical-align="middle"/>
    </style:style>
    <style:style style:name="gr4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94bd5e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1cm" fo:min-width="1.536cm"/>
    </style:style>
    <style:style style:name="gr45" style:family="graphic" style:parent-style-name="standard">
      <style:graphic-properties draw:stroke="none" draw:fill="none" draw:fill-color="#ffffff" fo:min-height="0.261cm"/>
    </style:style>
    <style:style style:name="gr46" style:family="graphic" style:parent-style-name="standard">
      <style:graphic-properties draw:stroke="none" draw:fill="solid" draw:fill-color="#99ccff" draw:textarea-horizontal-align="center" draw:textarea-vertical-align="middle" draw:shadow="visible"/>
    </style:style>
    <style:style style:name="gr47" style:family="graphic" style:parent-style-name="standard">
      <style:graphic-properties draw:textarea-horizontal-align="justify" draw:textarea-vertical-align="middle" draw:auto-grow-height="false" draw:shadow="visib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5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5cm" fo:min-width="0.278cm"/>
    </style:style>
    <style:style style:name="gr50" style:family="graphic" style:parent-style-name="standard">
      <style:graphic-properties draw:fill="solid" draw:fill-color="#99ccff" draw:textarea-horizontal-align="center" draw:textarea-vertical-align="middle"/>
    </style:style>
    <style:style style:name="gr51" style:family="graphic" style:parent-style-name="standard">
      <style:graphic-properties draw:fill="solid" draw:fill-color="#ffcc99" draw:textarea-horizontal-align="center" draw:textarea-vertical-align="middle"/>
    </style:style>
    <style:style style:name="gr52" style:family="graphic" style:parent-style-name="standard">
      <style:graphic-properties draw:fill="solid" draw:fill-color="#ffd320" draw:textarea-horizontal-align="center" draw:textarea-vertical-align="middle"/>
    </style:style>
    <style:style style:name="gr53" style:family="graphic" style:parent-style-name="standard">
      <style:graphic-properties draw:fill="solid" draw:fill-color="#ffcc99" draw:textarea-horizontal-align="center" draw:textarea-vertical-align="middle"/>
    </style:style>
    <style:style style:name="gr54" style:family="graphic" style:parent-style-name="standard">
      <style:graphic-properties draw:fill="solid" draw:fill-color="#ccccff" draw:textarea-horizontal-align="center" draw:textarea-vertical-align="middle"/>
    </style:style>
    <style:style style:name="gr55" style:family="graphic" style:parent-style-name="standard">
      <style:graphic-properties draw:fill="solid" draw:fill-color="#7da647" draw:textarea-horizontal-align="center" draw:textarea-vertical-align="middle"/>
    </style:style>
    <style:style style:name="gr56" style:family="graphic" style:parent-style-name="standard">
      <style:graphic-properties draw:stroke="solid" draw:fill="solid" draw:fill-color="#e6e6e6" draw:textarea-horizontal-align="center" draw:textarea-vertical-align="middle"/>
    </style:style>
    <style:style style:name="gr57" style:family="graphic" style:parent-style-name="standard">
      <style:graphic-properties draw:fill="solid" draw:fill-color="#ffff66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8cm" fo:min-width="1.152cm"/>
    </style:style>
    <style:style style:name="gr59" style:family="graphic" style:parent-style-name="standard">
      <style:graphic-properties draw:stroke="dash" draw:stroke-dash="Ultrafine_20_Dashed" draw:fill="solid" draw:fill-color="#7da647" draw:textarea-horizontal-align="center" draw:textarea-vertical-align="middle"/>
    </style:style>
    <style:style style:name="gr60" style:family="graphic" style:parent-style-name="standard">
      <style:graphic-properties draw:fill="solid" draw:fill-color="#ff8080" draw:textarea-horizontal-align="center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1.152cm"/>
    </style:style>
    <style:style style:name="gr62" style:family="graphic" style:parent-style-name="standard">
      <style:graphic-properties draw:fill="solid" draw:fill-color="#c0c0c0" draw:textarea-horizontal-align="center" draw:textarea-vertical-align="middle"/>
    </style:style>
    <style:style style:name="gr63" style:family="graphic" style:parent-style-name="standard">
      <style:graphic-properties draw:stroke="solid" draw:fill="solid" draw:fill-color="#eb613d" draw:textarea-horizontal-align="center" draw:textarea-vertical-align="middle"/>
    </style:style>
    <style:style style:name="gr64" style:family="graphic" style:parent-style-name="standard">
      <style:graphic-properties draw:fill="solid" draw:fill-color="#ff9966" draw:textarea-horizontal-align="center" draw:textarea-vertical-align="middle"/>
    </style:style>
    <style:style style:name="gr65" style:family="graphic" style:parent-style-name="standard">
      <style:graphic-properties draw:textarea-horizontal-align="justify" draw:textarea-vertical-align="middle" draw:auto-grow-height="false" draw:shadow="hidden"/>
    </style:style>
    <style:style style:name="gr66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6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8" style:family="graphic" style:parent-style-name="standard">
      <style:graphic-properties draw:marker-start="Arrow" draw:marker-start-width="0.3cm" draw:textarea-horizontal-align="center" draw:textarea-vertical-align="middle" draw:shadow="hidden"/>
    </style:style>
    <style:style style:name="gr6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draw:shadow="hidden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1" style:family="graphic" style:parent-style-name="standard">
      <style:graphic-properties draw:textarea-horizontal-align="center" draw:textarea-vertical-align="middle" draw:shadow="hidden"/>
    </style:style>
    <style:style style:name="gr72" style:family="graphic" style:parent-style-name="standard">
      <style:graphic-properties draw:fill="solid" draw:fill-color="#e6e6e6" draw:textarea-horizontal-align="center" draw:textarea-vertical-align="middle" draw:shadow="hidden"/>
    </style:style>
    <style:style style:name="gr73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1" style:family="paragraph">
      <style:paragraph-properties fo:text-align="center"/>
      <style:text-properties fo:color="#b3b3b3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dc2300" fo:font-size="10pt" style:font-size-asian="10pt" style:font-size-complex="10pt"/>
    </style:style>
    <style:style style:name="P6" style:family="paragraph">
      <style:paragraph-properties fo:text-align="center"/>
      <style:text-properties fo:color="#b80047" fo:font-size="10pt" style:font-size-asian="10pt" style:font-size-complex="10pt"/>
    </style:style>
    <style:style style:name="P7" style:family="paragraph">
      <style:paragraph-properties fo:text-align="center"/>
      <style:text-properties fo:color="#94006b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>
      <style:text-properties fo:font-size="7pt" style:font-size-asian="7pt" style:font-size-complex="7pt"/>
    </style:style>
    <style:style style:name="P10" style:family="paragraph">
      <style:text-properties fo:color="#666666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start"/>
      <style:text-properties fo:font-size="7pt" style:font-size-asian="7pt" style:font-size-complex="7pt"/>
    </style:style>
    <style:style style:name="P14" style:family="paragraph">
      <style:paragraph-properties fo:text-align="start"/>
      <style:text-properties fo:font-size="5pt" style:font-size-asian="5pt" style:font-size-complex="5pt"/>
    </style:style>
    <style:style style:name="P15" style:family="paragraph">
      <style:paragraph-properties fo:text-align="center"/>
      <style:text-properties fo:font-size="5pt" style:font-size-asian="5pt" style:font-size-complex="5pt"/>
    </style:style>
    <style:style style:name="P16" style:family="paragraph">
      <style:text-properties fo:color="#ff0000"/>
    </style:style>
    <style:style style:name="P17" style:family="paragraph">
      <style:text-properties fo:color="#ff0000" fo:font-size="18pt" style:font-size-asian="18pt" style:font-size-complex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text-align="center"/>
      <style:text-properties fo:font-size="6pt" style:font-size-asian="6pt" style:font-size-complex="6pt"/>
    </style:style>
    <style:style style:name="P23" style:family="paragraph">
      <style:paragraph-properties fo:text-align="start"/>
      <style:text-properties fo:font-size="6pt" style:font-size-asian="6pt" style:font-size-complex="6pt"/>
    </style:style>
    <style:style style:name="P24" style:family="paragraph">
      <style:paragraph-properties fo:line-height="100%" fo:text-align="start"/>
    </style:style>
    <style:style style:name="P25" style:family="paragraph">
      <style:paragraph-properties fo:line-height="100%" fo:text-align="start"/>
      <style:text-properties fo:font-size="6pt" style:font-size-asian="6pt" style:font-size-complex="6pt"/>
    </style:style>
    <style:style style:name="P26" style:family="paragraph">
      <style:text-properties fo:font-size="8pt" style:font-size-asian="8pt" style:font-size-complex="8pt"/>
    </style:style>
    <style:style style:name="P27" style:family="paragraph">
      <style:paragraph-properties fo:margin-top="0.1cm" fo:margin-bottom="0.1cm" fo:line-height="100%" fo:text-align="start"/>
    </style:style>
    <style:style style:name="P28" style:family="paragraph">
      <style:paragraph-properties fo:margin-top="0.1cm" fo:margin-bottom="0.1cm" fo:line-height="100%" fo:text-align="start"/>
      <style:text-properties fo:font-size="7pt" fo:font-weight="bold" style:font-size-asian="7pt" style:font-weight-asian="bold" style:font-size-complex="7pt" style:font-weight-complex="bold"/>
    </style:style>
    <style:style style:name="P2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style:paragraph-properties fo:text-align="justify"/>
    </style:style>
    <style:style style:name="P31" style:family="paragraph">
      <style:paragraph-properties fo:text-align="justify"/>
      <style:text-properties fo:font-size="6pt" style:font-size-asian="6pt" style:font-size-complex="6pt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P38" style:family="paragraph">
      <style:paragraph-properties fo:text-align="center"/>
      <style:text-properties fo:color="#ffd320" fo:font-size="12pt" fo:font-weight="bold" style:font-size-asian="12pt" style:font-weight-asian="bold" style:font-size-complex="12pt" style:font-weight-complex="bold"/>
    </style:style>
    <style:style style:name="P39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40" style:family="paragraph">
      <style:text-properties fo:color="#ff0000" fo:font-size="5pt" style:font-size-asian="5pt" style:font-size-complex="5pt"/>
    </style:style>
    <style:style style:name="P41" style:family="paragraph">
      <style:paragraph-properties fo:text-align="center"/>
      <style:text-properties fo:color="#ff0000" fo:font-size="5pt" fo:font-weight="bold" style:font-size-asian="5pt" style:font-weight-asian="bold" style:font-size-complex="5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dc2300" fo:font-size="10pt" style:font-size-asian="10pt" style:font-size-complex="10pt"/>
    </style:style>
    <style:style style:name="T3" style:family="text">
      <style:text-properties fo:color="#b80047" fo:font-size="10pt" style:font-size-asian="10pt" style:font-size-complex="10pt"/>
    </style:style>
    <style:style style:name="T4" style:family="text">
      <style:text-properties fo:color="#94006b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color="#b3b3b3"/>
    </style:style>
    <style:style style:name="T9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color="#ff0000"/>
    </style:style>
    <style:style style:name="T14" style:family="text">
      <style:text-properties fo:color="#ff0000" fo:font-size="18pt" style:font-size-asian="18pt" style:font-size-complex="18pt"/>
    </style:style>
    <style:style style:name="T15" style:family="text">
      <style:text-properties fo:font-size="5pt" fo:font-weight="bold" style:font-size-asian="5pt" style:font-weight-asian="bold" style:font-size-complex="5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7pt" fo:font-weight="bold" style:font-size-asian="7pt" style:font-weight-asian="bold" style:font-size-complex="7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7pt" fo:font-weight="normal" style:font-size-asian="7pt" style:font-weight-asian="normal" style:font-size-complex="7pt" style:font-weight-complex="normal"/>
    </style:style>
    <style:style style:name="T26" style:family="text">
      <style:text-properties fo:color="#ffd320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ff0000" fo:font-size="5pt" style:font-size-asian="5pt" style:font-size-complex="5pt"/>
    </style:style>
    <style:style style:name="T28" style:family="text">
      <style:text-properties fo:color="#ff0000" fo:font-size="5pt" fo:font-weight="bold" style:font-size-asian="5pt" style:font-weight-asian="bold" style:font-size-complex="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816cm" svg:height="2.494cm" svg:x="14.915cm" svg:y="10.393cm">
          <text:p/>
        </draw:rect>
        <draw:rect draw:style-name="gr2" draw:text-style-name="P3" draw:layer="layout" svg:width="4.67cm" svg:height="11.99cm" svg:x="20.726cm" svg:y="4.794cm">
          <text:p text:style-name="P2"><text:span text:style-name="T1">Browser</text:span></text:p>
        </draw:rect>
        <draw:rect draw:style-name="gr3" draw:text-style-name="P4" draw:id="id1" draw:layer="layout" svg:width="3.102cm" svg:height="1.897cm" svg:x="14.867cm" svg:y="13.478cm">
          <text:p/>
        </draw:rect>
        <draw:rect draw:style-name="gr4" draw:text-style-name="P3" draw:layer="layout" svg:width="3.515cm" svg:height="2.177cm" svg:x="21.379cm" svg:y="13.187cm">
          <text:p text:style-name="P2"><text:span text:style-name="T1"/></text:p>
          <text:p text:style-name="P2"><text:span text:style-name="T1"/></text:p>
        </draw:rect>
        <draw:rect draw:style-name="gr2" draw:text-style-name="P2" draw:layer="layout" svg:width="4.069cm" svg:height="7.36cm" svg:x="5.661cm" svg:y="8.384cm">
          <text:p text:style-name="P2">Browser</text:p>
        </draw:rect>
        <draw:rect draw:style-name="gr5" draw:text-style-name="P3" draw:layer="layout" svg:width="3.515cm" svg:height="0.53cm" svg:x="6.215cm" svg:y="8.384cm">
          <text:p text:style-name="P2"><text:span text:style-name="T1">Browser</text:span></text:p>
        </draw:rect>
        <draw:rect draw:style-name="gr6" draw:text-style-name="P5" draw:layer="layout" svg:width="3.585cm" svg:height="1.327cm" svg:x="5.938cm" svg:y="8.989cm">
          <text:p text:style-name="P2"><text:span text:style-name="T2">HTML</text:span></text:p>
        </draw:rect>
        <draw:rect draw:style-name="gr6" draw:text-style-name="P6" draw:layer="layout" svg:width="3.585cm" svg:height="3.153cm" svg:x="5.938cm" svg:y="10.316cm">
          <text:p text:style-name="P2"><text:span text:style-name="T3">JavaScript</text:span></text:p>
        </draw:rect>
        <draw:rect draw:style-name="gr6" draw:text-style-name="P7" draw:layer="layout" svg:width="3.585cm" svg:height="1.917cm" svg:x="5.938cm" svg:y="13.469cm">
          <text:p text:style-name="P2"><text:span text:style-name="T4">MainApplet</text:span></text:p>
        </draw:rect>
        <draw:path draw:style-name="gr7" draw:text-style-name="P2" draw:layer="layout" svg:width="0.619cm" svg:height="1.243cm" svg:x="9.523cm" svg:y="12.939cm" svg:viewBox="0 0 620 1244" svg:d="m0 1244c1397-995 0-1244 0-1244">
          <text:p/>
        </draw:path>
        <draw:path draw:style-name="gr7" draw:text-style-name="P2" draw:layer="layout" svg:width="0.619cm" svg:height="1.06cm" svg:x="9.523cm" svg:y="9.858cm" svg:viewBox="0 0 620 1061" svg:d="m0 1061c1397-530 0-1061 0-1061">
          <text:p/>
        </draw:path>
        <draw:path draw:style-name="gr8" draw:text-style-name="P2" draw:layer="layout" svg:width="0.619cm" svg:height="1.326cm" svg:x="5.318cm" svg:y="9.673cm" svg:viewBox="0 0 620 1327" svg:d="m620 0c-1396 796 0 1327 0 1327">
          <svg:title>Связь HTML с JavaScript</svg:title>
          <text:p/>
        </draw:path>
        <draw:path draw:style-name="gr8" draw:text-style-name="P2" draw:layer="layout" svg:width="0.619cm" svg:height="0.625cm" svg:x="5.318cm" svg:y="13.13cm" svg:viewBox="0 0 620 626" svg:d="m620 0c-1396 376 0 626 0 626">
          <text:p/>
        </draw:path>
        <draw:rect draw:style-name="gr4" draw:text-style-name="P8" draw:layer="layout" svg:width="3.515cm" svg:height="0.53cm" svg:x="21.379cm" svg:y="13.187cm">
          <text:p text:style-name="P2"><text:span text:style-name="T5">CardServer</text:span></text:p>
        </draw:rect>
        <draw:rect draw:style-name="gr9" draw:text-style-name="P4" draw:layer="layout" svg:width="3.102cm" svg:height="0.479cm" svg:x="14.867cm" svg:y="13.477cm">
          <text:p text:style-name="P2"><text:span text:style-name="T6">Transport</text:span></text:p>
        </draw:rect>
        <draw:rect draw:style-name="gr3" draw:text-style-name="P4" draw:layer="layout" svg:width="3.102cm" svg:height="1.896cm" svg:x="14.867cm" svg:y="16.891cm">
          <text:p/>
        </draw:rect>
        <draw:rect draw:style-name="gr9" draw:text-style-name="P4" draw:id="id2" draw:layer="layout" svg:width="3.102cm" svg:height="0.478cm" svg:x="14.867cm" svg:y="16.89cm">
          <text:p text:style-name="P2"><text:span text:style-name="T6">SubCommand</text:span></text:p>
        </draw:rect>
        <draw:connector draw:style-name="gr3" draw:text-style-name="P2" draw:layer="layout" svg:x1="16.418cm" svg:y1="15.375cm" svg:x2="16.418cm" svg:y2="16.89cm" draw:start-shape="id1" draw:start-glue-point="2" draw:end-shape="id2" draw:end-glue-point="0" svg:d="m16418 15375v1515">
          <text:p/>
        </draw:connector>
        <draw:frame draw:style-name="gr10" draw:text-style-name="P9" draw:layer="layout" svg:width="0.701cm" svg:height="0.53cm" svg:x="16.337cm" svg:y="15.389cm">
          <draw:text-box>
            <text:p><text:span text:style-name="T7">1</text:span></text:p>
          </draw:text-box>
        </draw:frame>
        <draw:line draw:style-name="gr11" draw:text-style-name="P2" draw:layer="layout" svg:x1="9.38cm" svg:y1="15.255cm" svg:x2="21.352cm" svg:y2="14.912cm">
          <text:p/>
        </draw:line>
        <draw:line draw:style-name="gr12" draw:text-style-name="P2" draw:layer="layout" svg:x1="9.38cm" svg:y1="15.16cm" svg:x2="21.367cm" svg:y2="14.195cm">
          <text:p/>
        </draw:line>
        <draw:rect draw:style-name="gr4" draw:text-style-name="P3" draw:id="id3" draw:layer="layout" svg:width="3.515cm" svg:height="2.178cm" svg:x="21.344cm" svg:y="9.41cm">
          <text:p text:style-name="P2"><text:span text:style-name="T1"/></text:p>
          <text:p text:style-name="P2"><text:span text:style-name="T1"/></text:p>
        </draw:rect>
        <draw:rect draw:style-name="gr4" draw:text-style-name="P8" draw:layer="layout" svg:width="3.515cm" svg:height="0.531cm" svg:x="21.344cm" svg:y="9.41cm">
          <text:p text:style-name="P2"><text:span text:style-name="T5">GetBody</text:span></text:p>
        </draw:rect>
        <draw:rect draw:style-name="gr4" draw:text-style-name="P3" draw:id="id4" draw:layer="layout" svg:width="3.515cm" svg:height="2.178cm" svg:x="21.344cm" svg:y="5.606cm">
          <text:p text:style-name="P2"><text:span text:style-name="T1"/></text:p>
          <text:p text:style-name="P2"><text:span text:style-name="T1"/></text:p>
        </draw:rect>
        <draw:rect draw:style-name="gr4" draw:text-style-name="P8" draw:id="id5" draw:layer="layout" svg:width="3.515cm" svg:height="0.531cm" svg:x="21.344cm" svg:y="5.606cm">
          <text:p text:style-name="P2"><text:span text:style-name="T5">DisplayForApplet</text:span></text:p>
        </draw:rect>
        <draw:rect draw:style-name="gr5" draw:text-style-name="P3" draw:layer="layout" svg:width="4.67cm" svg:height="0.53cm" svg:x="20.725cm" svg:y="4.793cm">
          <text:p text:style-name="P2"><text:span text:style-name="T1">Server</text:span></text:p>
        </draw:rect>
        <draw:line draw:style-name="gr13" draw:text-style-name="P2" draw:layer="layout" svg:x1="9.523cm" svg:y1="12.273cm" svg:x2="21.35cm" svg:y2="11.216cm">
          <text:p/>
        </draw:line>
        <draw:rect draw:style-name="gr14" draw:text-style-name="P1" draw:layer="layout" svg:width="4.816cm" svg:height="0.771cm" svg:x="14.915cm" svg:y="10.393cm">
          <text:p text:style-name="P2"><text:span text:style-name="T8">DWR</text:span></text:p>
        </draw:rect>
        <draw:line draw:style-name="gr15" draw:text-style-name="P2" draw:layer="layout" svg:x1="9.523cm" svg:y1="11.343cm" svg:x2="21.326cm" svg:y2="10.366cm">
          <text:p/>
        </draw:line>
        <draw:connector draw:style-name="gr16" draw:text-style-name="P2" draw:layer="layout" draw:type="curve" svg:x1="24.859cm" svg:y1="10.499cm" svg:x2="24.859cm" svg:y2="6.695cm" draw:start-shape="id3" draw:start-glue-point="1" draw:end-shape="id4" draw:end-glue-point="1" svg:d="m24859 10499c750 0 750-3804 0-3804">
          <text:p text:style-name="P2"/>
          <text:p text:style-name="P2"/>
        </draw:connector>
        <draw:rect draw:style-name="gr17" draw:text-style-name="P4" draw:layer="layout" svg:width="1.84cm" svg:height="1.173cm" svg:x="25.116cm" svg:y="8.019cm">
          <text:p text:style-name="P2"><text:span text:style-name="T6">Http </text:span></text:p>
          <text:p text:style-name="P2"><text:span text:style-name="T6">Request</text:span></text:p>
          <text:p text:style-name="P2"><text:span text:style-name="T6">(GET/POST</text:span></text:p>
        </draw:rect>
        <draw:connector draw:style-name="gr13" draw:text-style-name="P2" draw:layer="layout" draw:type="curve" svg:x1="21.344cm" svg:y1="6.695cm" svg:x2="21.344cm" svg:y2="10.499cm" draw:start-shape="id4" draw:start-glue-point="3" draw:end-shape="id3" svg:d="m21344 6695c-750 0-750 3804 0 3804">
          <text:p/>
        </draw:connector>
        <draw:rect draw:style-name="gr17" draw:text-style-name="P4" draw:layer="layout" svg:width="1.84cm" svg:height="1.174cm" svg:x="19.395cm" svg:y="7.951cm">
          <text:p text:style-name="P2"><text:span text:style-name="T6">&lt;HTML&gt;</text:span></text:p>
          <text:p text:style-name="P2"><text:span text:style-name="T6">text</text:span></text:p>
        </draw:rect>
        <draw:frame draw:style-name="gr18" draw:text-style-name="P10" draw:layer="layout" svg:width="5.744cm" svg:height="0.983cm" svg:x="10.083cm" svg:y="5.274cm">
          <draw:text-box>
            <text:p><text:span text:style-name="T9">CONNECTION</text:span></text:p>
          </draw:text-box>
        </draw:frame>
        <draw:custom-shape draw:style-name="gr19" draw:text-style-name="P12" draw:id="id6" draw:layer="layout" svg:width="3.714cm" svg:height="1.882cm" svg:x="15.359cm" svg:y="1.924cm">
          <text:p text:style-name="P11"><text:span text:style-name="T10">Особенность сервлета:</text:span></text:p>
          <text:p text:style-name="P11"><text:span text:style-name="T11">Возвращает только</text:span></text:p>
          <text:p text:style-name="P11"><text:span text:style-name="T11">Содержимое тэга Body</text:span></text:p>
          <text:p text:style-name="P11"><text:span text:style-name="T11"/></text:p>
          <draw:enhanced-geometry svg:viewBox="0 0 21600 21600" draw:glue-points="10800 0 0 10800 10800 21600 21600 10800" draw:text-areas="0 0 21600 ?f11" draw:type="paper" draw:modifiers="18187.61392848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s" svg:x1="21.344cm" svg:y1="5.871cm" svg:x2="19.073cm" svg:y2="2.865cm" draw:start-shape="id5" draw:start-glue-point="3" draw:end-shape="id6" svg:d="m21344 5871h-500l-1270-3006h-501">
          <text:p/>
        </draw:connector>
        <draw:rect draw:style-name="gr3" draw:text-style-name="P4" draw:layer="layout" svg:width="2.918cm" svg:height="0.921cm" svg:x="16.023cm" svg:y="11.128cm">
          <text:p/>
        </draw:rect>
        <draw:rect draw:style-name="gr9" draw:text-style-name="P4" draw:layer="layout" svg:width="2.918cm" svg:height="0.478cm" svg:x="16.023cm" svg:y="11.127cm">
          <text:p text:style-name="P2"><text:span text:style-name="T6">Fragment</text:span></text:p>
        </draw:rect>
        <draw:frame draw:style-name="gr20" draw:text-style-name="P9" draw:layer="layout" svg:width="0.918cm" svg:height="0.53cm" svg:x="16.337cm" svg:y="16.43cm">
          <draw:text-box>
            <text:p><text:span text:style-name="T7">1..n</text:span></text:p>
          </draw:text-box>
        </draw:frame>
        <draw:rect draw:style-name="gr17" draw:text-style-name="P13" draw:layer="layout" svg:width="3.529cm" svg:height="0.921cm" svg:x="1.574cm" svg:y="9.807cm">
          <text:p text:style-name="P11"><text:span text:style-name="T7">Активизация Action</text:span></text:p>
        </draw:rect>
        <draw:rect draw:style-name="gr17" draw:text-style-name="P13" draw:layer="layout" svg:width="3.529cm" svg:height="0.922cm" svg:x="1.389cm" svg:y="13.431cm">
          <text:p text:style-name="P11"><text:span text:style-name="T7">Передача имени Action,</text:span></text:p>
          <text:p text:style-name="P11"><text:span text:style-name="T7">и доп. параметров</text:span></text:p>
        </draw:rect>
        <draw:rect draw:style-name="gr17" draw:text-style-name="P14" draw:layer="layout" svg:width="3.748cm" svg:height="1.547cm" svg:x="10.143cm" svg:y="12.545cm">
          <text:p text:style-name="P11"><text:span text:style-name="T12">&lt;Convert:&gt;</text:span></text:p>
          <text:p text:style-name="P11"><text:span text:style-name="T12">Transport.InformationKeys = </text:span></text:p>
          <text:p text:style-name="P11"><text:span text:style-name="T12"><text:s text:c="25"/></text:span><text:span text:style-name="T12">Fragment.InformationKeys</text:span></text:p>
          <text:p text:style-name="P11"><text:span text:style-name="T12">Transport.InformationValues=</text:span></text:p>
          <text:p text:style-name="P11"><text:span text:style-name="T12"><text:s text:c="25"/></text:span><text:span text:style-name="T12">Fragment.InformationValues</text:span></text:p>
          <text:p text:style-name="P11"><text:span text:style-name="T12">SubCommand.Name = </text:span></text:p>
          <text:p text:style-name="P11"><text:span text:style-name="T12"><text:s text:c="25"/></text:span><text:span text:style-name="T12">Fragment.functionName</text:span></text:p>
        </draw:rect>
        <draw:rect draw:style-name="gr17" draw:text-style-name="P14" draw:layer="layout" svg:width="3.748cm" svg:height="1.83cm" svg:x="10.143cm" svg:y="9.089cm">
          <text:p text:style-name="P11"><text:span text:style-name="T12">Convert:</text:span></text:p>
          <text:p text:style-name="P11"><text:span text:style-name="T12">Fragment.functionName==innerHTML</text:span></text:p>
          <text:p text:style-name="P11"><text:span text:style-name="T12"/></text:p>
          <text:p text:style-name="P11"><text:span text:style-name="T12">Fragment.InformationValues</text:span></text:p>
          <text:p text:style-name="P11"><text:span text:style-name="T12"><text:tab/></text:span><text:span text:style-name="T12">== String[]{«MAINFRAME»}</text:span></text:p>
          <text:p text:style-name="P11"><text:span text:style-name="T12"/></text:p>
          <text:p text:style-name="P11"><text:span text:style-name="T12">Fragment.InformationKeys</text:span></text:p>
          <text:p text:style-name="P11"><text:span text:style-name="T12"><text:tab/></text:span><text:span text:style-name="T12">== html текст</text:span></text:p>
        </draw:rect>
        <draw:rect draw:style-name="gr21" draw:text-style-name="P15" draw:layer="layout" svg:width="1.327cm" svg:height="0.337cm" svg:x="8.053cm" svg:y="15.049cm">
          <text:p text:style-name="P2"><text:span text:style-name="T12">ServerExchange</text:span></text:p>
        </draw:rect>
        <draw:rect draw:style-name="gr21" draw:text-style-name="P15" draw:id="id7" draw:layer="layout" svg:width="1.581cm" svg:height="0.337cm" svg:x="6.255cm" svg:y="15.049cm">
          <text:p text:style-name="P2"><text:span text:style-name="T12">ReaderExchange</text:span></text:p>
        </draw:rect>
        <draw:connector draw:style-name="gr22" draw:text-style-name="P2" draw:layer="layout" draw:type="lines" svg:x1="7.045cm" svg:y1="15.386cm" svg:x2="7.044cm" svg:y2="16.871cm" draw:start-shape="id7" draw:start-glue-point="2" draw:end-shape="id8" svg:d="m7045 15386v500l-1 485v500">
          <text:p/>
        </draw:connector>
        <draw:g>
          <draw:rect draw:style-name="gr23" draw:text-style-name="P2" draw:id="id8" draw:layer="layout" svg:width="2.359cm" svg:height="1.277cm" svg:x="5.865cm" svg:y="16.871cm" draw:corner-radius="0.234cm">
            <text:p/>
          </draw:rect>
          <draw:g>
            <draw:rect draw:style-name="gr24" draw:text-style-name="P2" draw:layer="layout" svg:width="0.441cm" svg:height="0.388cm" svg:x="6.155cm" svg:y="17.311cm" draw:corner-radius="0.086cm">
              <text:p/>
            </draw:rect>
            <draw:line draw:style-name="gr3" draw:text-style-name="P2" draw:layer="layout" svg:x1="6.596cm" svg:y1="17.419cm" svg:x2="6.155cm" svg:y2="17.419cm">
              <text:p/>
            </draw:line>
            <draw:line draw:style-name="gr3" draw:text-style-name="P2" draw:layer="layout" svg:x1="6.596cm" svg:y1="17.506cm" svg:x2="6.155cm" svg:y2="17.506cm">
              <text:p/>
            </draw:line>
            <draw:line draw:style-name="gr3" draw:text-style-name="P2" draw:layer="layout" svg:x1="6.597cm" svg:y1="17.593cm" svg:x2="6.156cm" svg:y2="17.593cm">
              <text:p/>
            </draw:line>
            <draw:line draw:style-name="gr3" draw:text-style-name="P2" draw:layer="layout" svg:x1="6.37cm" svg:y1="17.311cm" svg:x2="6.37cm" svg:y2="17.698cm">
              <text:p/>
            </draw:line>
            <draw:rect draw:style-name="gr24" draw:text-style-name="P2" draw:layer="layout" svg:width="0.122cm" svg:height="0.23cm" svg:x="6.314cm" svg:y="17.39cm" draw:corner-radius="0.04cm">
              <text:p/>
            </draw:rect>
          </draw:g>
        </draw:g>
        <draw:rect draw:style-name="gr21" draw:text-style-name="P15" draw:layer="layout" svg:width="1.647cm" svg:height="0.337cm" draw:transform="rotate (1.5707963267946) translate (21.379cm 15.364cm)">
          <text:p text:style-name="P2"><text:span text:style-name="T12">ClientExchange</text:span></text:p>
        </draw:rect>
        <draw:frame draw:style-name="gr25" draw:text-style-name="P16" draw:layer="layout" svg:width="0.802cm" svg:height="0.963cm" svg:x="5cm" svg:y="10.099cm">
          <draw:text-box>
            <text:p><text:span text:style-name="T13"><text:a xlink:href="../Desctiption.ods#r_01">1</text:a></text:span></text:p>
          </draw:text-box>
        </draw:frame>
        <draw:frame draw:style-name="gr26" draw:text-style-name="P17" draw:layer="layout" svg:width="0.818cm" svg:height="1.044cm" svg:x="4.918cm" svg:y="12.994cm">
          <draw:text-box>
            <text:p><text:span text:style-name="T14"><text:a xlink:href="../Desctiption.ods#r_02">2</text:a></text:span></text:p>
          </draw:text-box>
        </draw:frame>
        <draw:frame draw:style-name="gr25" draw:text-style-name="P17" draw:layer="layout" svg:width="0.886cm" svg:height="0.963cm" svg:x="15.085cm" svg:y="14.412cm">
          <draw:text-box>
            <text:p><text:span text:style-name="T14"><text:a xlink:href="../Desctiption.ods#r_03">3</text:a></text:span></text:p>
          </draw:text-box>
        </draw:frame>
        <draw:frame draw:style-name="gr25" draw:text-style-name="P17" draw:layer="layout" svg:width="0.864cm" svg:height="0.963cm" svg:x="16.951cm" svg:y="13.852cm">
          <draw:text-box>
            <text:p><text:span text:style-name="T14"><text:a xlink:href="../Desctiption.ods#r_04">4</text:a></text:span></text:p>
          </draw:text-box>
        </draw:frame>
        <draw:frame draw:style-name="gr27" draw:text-style-name="P17" draw:layer="layout" svg:width="0.958cm" svg:height="0.963cm" svg:x="9.523cm" svg:y="13.22cm">
          <draw:text-box>
            <text:p><text:span text:style-name="T14"><text:a xlink:href="../Desctiption.ods#r_05">5</text:a></text:span></text:p>
          </draw:text-box>
        </draw:frame>
        <draw:frame draw:style-name="gr25" draw:text-style-name="P17" draw:layer="layout" svg:width="0.805cm" svg:height="0.963cm" svg:x="18.926cm" svg:y="11.128cm">
          <draw:text-box>
            <text:p><text:span text:style-name="T14"><text:a xlink:href="../Desctiption.ods#r_06">6</text:a></text:span></text:p>
          </draw:text-box>
        </draw:frame>
        <draw:frame draw:style-name="gr26" draw:text-style-name="P17" draw:layer="layout" svg:width="0.882cm" svg:height="1.044cm" svg:x="25.592cm" svg:y="7.223cm">
          <draw:text-box>
            <text:p><text:span text:style-name="T14"><text:a xlink:href="../Desctiption.ods#r_07">7</text:a></text:span></text:p>
          </draw:text-box>
        </draw:frame>
        <draw:frame draw:style-name="gr28" draw:text-style-name="P17" draw:layer="layout" svg:width="0.865cm" svg:height="0.963cm" svg:x="19.861cm" svg:y="7.108cm">
          <draw:text-box>
            <text:p><text:span text:style-name="T14"><text:a xlink:href="../Desctiption.ods#r_08">8</text:a></text:span></text:p>
          </draw:text-box>
        </draw:frame>
        <draw:frame draw:style-name="gr29" draw:text-style-name="P17" draw:layer="layout" svg:width="0.916cm" svg:height="0.963cm" svg:x="15.023cm" svg:y="10.519cm">
          <draw:text-box>
            <text:p><text:span text:style-name="T14"><text:a xlink:href="../Desctiption.ods#r_09">9</text:a></text:span></text:p>
          </draw:text-box>
        </draw:frame>
        <draw:frame draw:style-name="gr25" draw:text-style-name="P18" draw:layer="layout" svg:width="1.163cm" svg:height="0.963cm" svg:x="9.345cm" svg:y="9.956cm">
          <draw:text-box>
            <text:p><text:span text:style-name="T14"><text:a xlink:href="../Desctiption.ods#r_10">10</text:a></text:span></text:p>
          </draw:text-box>
        </draw:frame>
        <draw:frame draw:style-name="gr30" draw:layer="layout" svg:width="1.054cm" svg:height="0.963cm" svg:x="6.454cm" svg:y="15.744cm">
          <draw:text-box>
            <text:p><text:span text:style-name="T13"><text:a xlink:href="../Desctiption.ods#r_11">11</text:a></text:span></text:p>
          </draw:text-box>
        </draw:frame>
        <draw:custom-shape draw:style-name="gr19" draw:text-style-name="P19" draw:layer="layout" svg:width="7.53cm" svg:height="5.75cm" svg:x="1.173cm" svg:y="1.282cm">
          <text:p text:style-name="P2"><text:span text:style-name="T10">Особенности работы:</text:span></text:p>
          <text:p text:style-name="P11"><text:span text:style-name="T11"><text:s/></text:span><text:span text:style-name="T11">- Все действия пользователя на HTML передаются</text:span></text:p>
          <text:p text:style-name="P11"><text:span text:style-name="T11">на CardServer.</text:span></text:p>
          <text:p text:style-name="P11"><text:span text:style-name="T11"><text:s/></text:span><text:span text:style-name="T11">- CardServer получая ответы о проделанной</text:span></text:p>
          <text:p text:style-name="P11"><text:span text:style-name="T11">работе SubCommand, дает необходимые</text:span></text:p>
          <text:p text:style-name="P11"><text:span text:style-name="T11">руководства по генерации пользовательского</text:span></text:p>
          <text:p text:style-name="P11"><text:span text:style-name="T11">интерфейса в виде команд на DisplayForApplet,</text:span></text:p>
          <text:p text:style-name="P11"><text:span text:style-name="T11">которые «понимаются» на DisplayForApplet</text:span></text:p>
          <text:p text:style-name="P11"><text:span text:style-name="T11">( заранее сделаны для них Interceptors)</text:span></text:p>
          <text:p text:style-name="P11"><text:span text:style-name="T11"><text:s/></text:span><text:span text:style-name="T11">- Все взаимодействия с карточкой начинаются</text:span></text:p>
          <text:p text:style-name="P11"><text:span text:style-name="T11">с команды CONNECTTO и заканчиваются </text:span></text:p>
          <text:p text:style-name="P11"><text:span text:style-name="T11">командой DISCONNECT ( исключение — </text:span></text:p>
          <text:p text:style-name="P11"><text:span text:style-name="T11">«получить список устройств», </text:span></text:p>
          <text:p text:style-name="P11"><text:span text:style-name="T11">«подключение к Reader-у» )</text:span></text:p>
          <text:p text:style-name="P11"><text:span text:style-name="T11">(причина — Firefox перезагрузка Applet, в следствие</text:span></text:p>
          <text:p text:style-name="P11"><text:span text:style-name="T11">чего — потеря контекста)</text:span></text:p>
          <draw:enhanced-geometry svg:viewBox="0 0 21600 21600" draw:glue-points="10800 0 0 10800 10800 21600 21600 10800" draw:text-areas="0 0 21600 ?f11" draw:type="paper" draw:modifiers="20038.73899460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21" draw:text-style-name="P19" draw:layer="layout" svg:width="1.647cm" svg:height="0.337cm" draw:transform="rotate (1.5707963267946) translate (21.707cm 15.364cm)">
          <text:p text:style-name="P2"><text:span text:style-name="T10">ACTION</text:span></text:p>
        </draw:rect>
        <draw:rect draw:style-name="gr21" draw:text-style-name="P15" draw:layer="layout" svg:width="2.324cm" svg:height="0.269cm" svg:x="5.938cm" svg:y="13.648cm">
          <text:p text:style-name="P2"><text:span text:style-name="T15">action</text:span><text:span text:style-name="T12">(Name,key[],value[])</text:span></text:p>
        </draw:rect>
        <draw:rect draw:style-name="gr21" draw:text-style-name="P15" draw:layer="layout" svg:width="2.667cm" svg:height="0.744cm" svg:x="6.856cm" svg:y="10.741cm">
          <text:p text:style-name="P2"><text:span text:style-name="T15">get_body_response</text:span><text:span text:style-name="T12">(fragment)</text:span></text:p>
        </draw:rect>
        <draw:rect draw:style-name="gr21" draw:text-style-name="P15" draw:layer="layout" svg:width="3.101cm" svg:height="0.269cm" svg:x="6.422cm" svg:y="12.152cm">
          <text:p text:style-name="P2"><text:span text:style-name="T15">change_interface</text:span><text:span text:style-name="T12">(Name,key[],value[])</text:span></text:p>
        </draw:rect>
        <draw:rect draw:style-name="gr21" draw:text-style-name="P15" draw:layer="layout" svg:width="1.645cm" svg:height="0.269cm" svg:x="7.878cm" svg:y="13.997cm">
          <text:p text:style-name="P2"><text:span text:style-name="T15">getAnswer</text:span><text:span text:style-name="T12">(...)</text:span></text:p>
        </draw:rect>
        <draw:rect draw:style-name="gr21" draw:text-style-name="P15" draw:layer="layout" svg:width="1.645cm" svg:height="0.269cm" svg:x="7.878cm" svg:y="12.842cm">
          <text:p text:style-name="P2"><text:span text:style-name="T15">getAnswer</text:span><text:span text:style-name="T12">(...)</text:span></text:p>
        </draw:rect>
      </draw:page>
      <draw:page draw:name="page2" draw:style-name="dp1" draw:master-page-name="Default">
        <draw:rect draw:style-name="gr9" draw:text-style-name="P20" draw:id="id15" draw:layer="layout" svg:width="3.451cm" svg:height="0.623cm" svg:x="14.375cm" svg:y="5.232cm">
          <text:p text:style-name="P2"><text:span text:style-name="T16">JavaScript</text:span></text:p>
        </draw:rect>
        <draw:frame draw:style-name="gr31" draw:layer="layout" svg:width="8.892cm" svg:height="0.963cm" svg:x="10.946cm" svg:y="1.571cm">
          <draw:text-box>
            <text:p>Общение JavaScript и Applet</text:p>
          </draw:text-box>
        </draw:frame>
        <draw:rect draw:style-name="gr32" draw:text-style-name="P20" draw:id="id18" draw:layer="layout" svg:width="3.5cm" svg:height="0.631cm" svg:x="14.166cm" svg:y="14.302cm">
          <draw:glue-point draw:id="4" svg:x="-2.505cm" svg:y="5.007cm"/>
          <draw:glue-point draw:id="5" svg:x="3.151cm" svg:y="5.007cm"/>
          <text:p text:style-name="P2"><text:span text:style-name="T16">Applet</text:span></text:p>
        </draw:rect>
        <draw:ellipse draw:style-name="gr3" draw:text-style-name="P21" draw:id="id9" draw:layer="layout" svg:width="2.196cm" svg:height="0.528cm" svg:x="11.918cm" svg:y="6.032cm">
          <text:p/>
        </draw:ellipse>
        <draw:ellipse draw:style-name="gr3" draw:text-style-name="P21" draw:id="id11" draw:layer="layout" svg:width="2.196cm" svg:height="0.528cm" svg:x="14.538cm" svg:y="6.888cm">
          <text:p/>
        </draw:ellipse>
        <draw:ellipse draw:style-name="gr3" draw:text-style-name="P21" draw:id="id13" draw:layer="layout" svg:width="2.768cm" svg:height="0.53cm" svg:x="16.915cm" svg:y="7.66cm">
          <text:p/>
        </draw:ellipse>
        <draw:custom-shape draw:style-name="gr33" draw:text-style-name="P22" draw:id="id10" draw:layer="layout" svg:width="3.375cm" svg:height="1.653cm" svg:x="7.094cm" svg:y="5.571cm">
          <text:p text:style-name="P2"><text:span text:style-name="T17">action(name)</text:span></text:p>
          <text:p text:style-name="P2"><text:span text:style-name="T18">Когда пользователь вызывает</text:span></text:p>
          <text:p text:style-name="P11"><text:span text:style-name="T18">какой-либо Action</text:span></text:p>
          <text:p text:style-name="P11"><text:span text:style-name="T18">( Обмен с карточкой</text:span></text:p>
          <text:p text:style-name="P11"><text:span text:style-name="T18"><text:s text:c="2"/></text:span><text:span text:style-name="T18">Смена интерфейса</text:span></text:p>
          <text:p text:style-name="P11"><text:span text:style-name="T18"><text:s text:c="2"/></text:span><text:span text:style-name="T18">Получить информацию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s" svg:x1="11.918cm" svg:y1="6.296cm" svg:x2="10.469cm" svg:y2="6.397cm" draw:start-shape="id9" draw:start-glue-point="3" draw:end-shape="id10" svg:d="m11918 6296h-500l-449 101h-500">
          <text:p/>
        </draw:connector>
        <draw:custom-shape draw:style-name="gr33" draw:text-style-name="P22" draw:id="id12" draw:layer="layout" svg:width="4.392cm" svg:height="1.232cm" svg:x="6.051cm" svg:y="7.442cm">
          <text:p text:style-name="P2"><text:span text:style-name="T17">getAnswer(function_name,key[],value[])</text:span></text:p>
          <text:p text:style-name="P11"><text:span text:style-name="T18">Получить ответ на запрос,</text:span></text:p>
          <text:p text:style-name="P11"><text:span text:style-name="T18">посланный Action</text:span></text:p>
          <text:p text:style-name="P11"><text:span text:style-name="T18">( получение информации )</text:span></text:p>
          <draw:enhanced-geometry svg:viewBox="0 0 21600 21600" draw:glue-points="10800 0 0 10800 10800 21600 21600 10800" draw:text-areas="0 0 21600 ?f11" draw:type="paper" draw:modifiers="17517.486910994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s" svg:x1="14.538cm" svg:y1="7.152cm" svg:x2="10.443cm" svg:y2="8.057cm" draw:start-shape="id11" draw:start-glue-point="3" draw:end-shape="id12" draw:end-glue-point="7" svg:d="m14538 7152h-500l-3094 905h-501">
          <text:p/>
        </draw:connector>
        <draw:custom-shape draw:style-name="gr33" draw:text-style-name="P23" draw:id="id14" draw:layer="layout" svg:width="3.375cm" svg:height="1.822cm" svg:x="7.028cm" svg:y="8.777cm">
          <text:p text:style-name="P11"><text:span text:style-name="T17"><text:s text:c="11"/></text:span><text:span text:style-name="T17">SendRequest</text:span></text:p>
          <text:p text:style-name="P11"><text:span text:style-name="T18">Послать запрос DisplayForApplet</text:span></text:p>
          <text:p text:style-name="P11"><text:span text:style-name="T18">на замену интерфейса</text:span></text:p>
          <text:p text:style-name="P11"><text:span text:style-name="T18"><text:s/></text:span><text:span text:style-name="T18">- functionName (имя функции)</text:span></text:p>
          <text:p text:style-name="P11"><text:span text:style-name="T18"><text:s/></text:span><text:span text:style-name="T18">- keys[] (ключи к переменным)</text:span></text:p>
          <text:p text:style-name="P11"><text:span text:style-name="T18"><text:s/></text:span><text:span text:style-name="T18">- values[] (значения )</text:span></text:p>
          <draw:enhanced-geometry svg:viewBox="0 0 21600 21600" draw:glue-points="10800 0 0 10800 10800 21600 21600 10800" draw:text-areas="0 0 21600 ?f11" draw:type="paper" draw:modifiers="17517.486910994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s" svg:x1="16.915cm" svg:y1="7.925cm" svg:x2="10.403cm" svg:y2="9.687cm" draw:start-shape="id13" draw:start-glue-point="3" draw:end-shape="id14" draw:end-glue-point="7" svg:d="m16915 7925h-500l-5512 1762h-500">
          <text:p/>
        </draw:connector>
        <draw:connector draw:style-name="gr13" draw:text-style-name="P2" draw:layer="layout" draw:type="line" svg:x1="14.375cm" svg:y1="5.543cm" svg:x2="13.016cm" svg:y2="6.032cm" draw:start-shape="id15" draw:start-glue-point="3" draw:end-shape="id9" draw:end-glue-point="0" svg:d="m14375 5543-1359 489">
          <text:p/>
        </draw:connector>
        <draw:connector draw:style-name="gr13" draw:text-style-name="P2" draw:layer="layout" draw:type="line" svg:x1="15.636cm" svg:y1="6.888cm" svg:x2="16.1cm" svg:y2="5.855cm" draw:start-shape="id11" draw:start-glue-point="0" draw:end-shape="id15" draw:end-glue-point="2" svg:d="m15636 6888 464-1033">
          <text:p/>
        </draw:connector>
        <draw:connector draw:style-name="gr13" draw:text-style-name="P2" draw:layer="layout" draw:type="line" svg:x1="19.683cm" svg:y1="7.925cm" svg:x2="24.461cm" svg:y2="5.347cm" draw:start-shape="id13" draw:start-glue-point="1" draw:end-shape="id16" draw:end-glue-point="3" svg:d="m19683 7925 4778-2578">
          <text:p/>
        </draw:connector>
        <draw:ellipse draw:style-name="gr32" draw:text-style-name="P22" draw:id="id17" draw:layer="layout" svg:width="2.196cm" svg:height="0.528cm" svg:x="12.122cm" svg:y="10.653cm">
          <text:p text:style-name="P2"><text:span text:style-name="T18">Action</text:span></text:p>
        </draw:ellipse>
        <draw:connector draw:style-name="gr13" draw:text-style-name="P2" draw:layer="layout" draw:type="line" svg:x1="13.016cm" svg:y1="6.56cm" svg:x2="13.22cm" svg:y2="10.653cm" draw:start-shape="id9" draw:start-glue-point="2" draw:end-shape="id17" svg:d="m13016 6560 204 4093">
          <text:p/>
        </draw:connector>
        <draw:connector draw:style-name="gr13" draw:text-style-name="P2" draw:layer="layout" draw:type="lines" svg:x1="13.22cm" svg:y1="11.181cm" svg:x2="14.166cm" svg:y2="14.617cm" draw:start-shape="id17" draw:start-glue-point="2" draw:end-shape="id18" svg:d="m13220 11181v500l446 2936h500">
          <text:p/>
        </draw:connector>
        <draw:connector draw:style-name="gr13" draw:text-style-name="P2" draw:layer="layout" draw:type="line" svg:x1="15.918cm" svg:y1="10.511cm" svg:x2="18.299cm" svg:y2="8.19cm" draw:start-shape="id19" draw:start-glue-point="0" draw:end-shape="id13" draw:end-glue-point="2" svg:d="m15918 10511 2381-2321">
          <text:p/>
        </draw:connector>
        <draw:ellipse draw:style-name="gr32" draw:text-style-name="P22" draw:id="id19" draw:layer="layout" svg:width="2.196cm" svg:height="0.529cm" svg:x="14.82cm" svg:y="10.511cm">
          <text:p text:style-name="P2"><text:span text:style-name="T18">Выдача ответа</text:span></text:p>
        </draw:ellipse>
        <draw:connector draw:style-name="gr13" draw:text-style-name="P2" draw:layer="layout" svg:x1="15.916cm" svg:y1="14.302cm" svg:x2="15.918cm" svg:y2="11.04cm" draw:start-shape="id18" draw:start-glue-point="0" draw:end-shape="id19" draw:end-glue-point="2" svg:d="m15916 14302v-1631h2v-1631">
          <text:p/>
        </draw:connector>
        <draw:connector draw:style-name="gr13" draw:text-style-name="P2" draw:layer="layout" draw:type="line" svg:x1="15.918cm" svg:y1="10.511cm" svg:x2="15.636cm" svg:y2="7.416cm" draw:start-shape="id19" draw:start-glue-point="0" draw:end-shape="id11" draw:end-glue-point="2" svg:d="m15918 10511-282-3095">
          <text:p/>
        </draw:connector>
        <draw:custom-shape draw:style-name="gr34" draw:text-style-name="P23" draw:id="id20" draw:layer="layout" svg:width="3.375cm" svg:height="1.215cm" svg:x="6.988cm" svg:y="10.747cm">
          <text:p text:style-name="P11"><text:span text:style-name="T17"><text:s text:c="16"/></text:span><text:span text:style-name="T17">action</text:span></text:p>
          <text:p text:style-name="P11"><text:span text:style-name="T18">ActionName</text:span></text:p>
          <text:p text:style-name="P11"><text:span text:style-name="T18">ParameterKey[]</text:span></text:p>
          <text:p text:style-name="P11"><text:span text:style-name="T18">ParameterValue[]</text:span></text:p>
          <draw:enhanced-geometry svg:viewBox="0 0 21600 21600" draw:glue-points="10800 0 0 10800 10800 21600 21600 10800" draw:text-areas="0 0 21600 ?f11" draw:type="paper" draw:modifiers="17517.486910994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s" svg:x1="10.363cm" svg:y1="11.354cm" svg:x2="12.122cm" svg:y2="10.917cm" draw:start-shape="id20" draw:start-glue-point="7" draw:end-shape="id17" draw:end-glue-point="3" svg:d="m10363 11354h500l759-437h500">
          <text:p/>
        </draw:connector>
        <draw:custom-shape draw:style-name="gr34" draw:text-style-name="P25" draw:id="id21" draw:layer="layout" svg:width="3.374cm" svg:height="1.193cm" svg:x="6.989cm" svg:y="12.075cm">
          <text:p text:style-name="P24"><text:span text:style-name="T17"><text:s text:c="13"/></text:span><text:span text:style-name="T17">getAnswer</text:span></text:p>
          <text:p text:style-name="P24"><text:span text:style-name="T18">ActionName</text:span></text:p>
          <text:p text:style-name="P24"><text:span text:style-name="T18">ParameterKey[]</text:span></text:p>
          <text:p text:style-name="P24"><text:span text:style-name="T18">ParameterValue[]</text:span></text:p>
          <draw:enhanced-geometry svg:viewBox="0 0 21600 21600" draw:glue-points="10800 0 0 10800 10800 21600 21600 10800" draw:text-areas="0 0 21600 ?f11" draw:type="paper" draw:modifiers="17517.486910994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curve" draw:line-skew="1.593cm" svg:x1="14.82cm" svg:y1="10.775cm" svg:x2="10.363cm" svg:y2="12.671cm" draw:start-shape="id19" draw:start-glue-point="3" draw:end-shape="id21" svg:d="m14820 10775c-952 0 1276 1896-4457 1896">
          <text:p/>
        </draw:connector>
        <draw:ellipse draw:style-name="gr32" draw:text-style-name="P22" draw:id="id22" draw:layer="layout" svg:width="2.195cm" svg:height="0.906cm" svg:x="20.118cm" svg:y="9.041cm">
          <text:p text:style-name="P2"><text:span text:style-name="T18">Выдача сообщения</text:span></text:p>
          <text:p text:style-name="P2"><text:span text:style-name="T18">об ошибке</text:span></text:p>
        </draw:ellipse>
        <draw:connector draw:style-name="gr13" draw:text-style-name="P2" draw:layer="layout" draw:type="line" svg:x1="17.666cm" svg:y1="14.617cm" svg:x2="21.215cm" svg:y2="9.947cm" draw:start-shape="id18" draw:start-glue-point="1" draw:end-shape="id22" draw:end-glue-point="2" svg:d="m17666 14617 3549-4670">
          <text:p/>
        </draw:connector>
        <draw:connector draw:style-name="gr13" draw:text-style-name="P2" draw:layer="layout" draw:type="line" svg:x1="21.215cm" svg:y1="9.041cm" svg:x2="17.826cm" svg:y2="5.543cm" draw:start-shape="id22" draw:start-glue-point="0" draw:end-shape="id15" draw:end-glue-point="1" svg:d="m21215 9041-3389-3498">
          <text:p/>
        </draw:connector>
        <draw:custom-shape draw:style-name="gr34" draw:text-style-name="P23" draw:id="id23" draw:layer="layout" svg:width="4.183cm" svg:height="3.577cm" svg:x="20.756cm" svg:y="10.866cm">
          <text:p text:style-name="P11"><text:span text:style-name="T18">Сообщение о невозможности</text:span></text:p>
          <text:p text:style-name="P11"><text:span text:style-name="T18">Выполнения операции</text:span></text:p>
          <text:p text:style-name="P11"><text:span text:style-name="T18">(сервер прислал </text:span></text:p>
          <text:p text:style-name="P11"><text:span text:style-name="T18">Transport=null)</text:span></text:p>
          <text:p text:style-name="P11"><text:span text:style-name="T18">Или</text:span></text:p>
          <text:p text:style-name="P11"><text:span text:style-name="T18">(сервер прислал:</text:span></text:p>
          <text:p text:style-name="P11"><text:span text:style-name="T18">Transport.STATUS_ERROR</text:span></text:p>
          <text:p text:style-name="P11"><text:span text:style-name="T18">Возможно, есть информация в поле </text:span></text:p>
          <text:p text:style-name="P11"><text:span text:style-name="T18">Information[0])</text:span></text:p>
          <text:p text:style-name="P11"><text:span text:style-name="T18"/></text:p>
          <text:p text:style-name="P11"><text:span text:style-name="T18">Вызываем JavaScript.Alert</text:span></text:p>
          <draw:enhanced-geometry svg:viewBox="0 0 21600 21600" draw:glue-points="10800 0 0 10800 10800 21600 21600 10800" draw:text-areas="0 0 21600 ?f11" draw:type="paper" draw:modifiers="17246.073298429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curve" svg:x1="22.847cm" svg:y1="10.866cm" svg:x2="22.313cm" svg:y2="9.494cm" draw:start-shape="id23" draw:start-glue-point="4" draw:end-shape="id22" draw:end-glue-point="1" svg:d="m22847 10866c0-915-178-1372-534-1372">
          <text:p/>
        </draw:connector>
        <draw:frame draw:style-name="gr35" draw:layer="layout" svg:width="2.281cm" svg:height="0.569cm" svg:x="11.948cm" svg:y="6.011cm">
          <draw:text-box>
            <text:p><text:span text:style-name="T19"><text:a xlink:href="../Desctiption.ods#connection_2_main">Вызов Action</text:a></text:span></text:p>
          </draw:text-box>
        </draw:frame>
        <draw:frame draw:style-name="gr36" draw:layer="layout" svg:width="1.835cm" svg:height="0.569cm" svg:x="14.756cm" svg:y="6.867cm">
          <draw:text-box>
            <text:p><text:span text:style-name="T19"><text:a xlink:href="../Desctiption.ods#connection_5_main">getAnswer</text:a></text:span></text:p>
          </draw:text-box>
        </draw:frame>
        <draw:ellipse draw:style-name="gr3" draw:text-style-name="P21" draw:id="id24" draw:layer="layout" svg:width="3.507cm" svg:height="0.528cm" svg:x="18.934cm" svg:y="4.183cm">
          <text:p/>
        </draw:ellipse>
        <draw:rect draw:style-name="gr37" draw:text-style-name="P20" draw:id="id16" draw:layer="layout" svg:width="3.451cm" svg:height="0.623cm" svg:x="24.461cm" svg:y="5.036cm">
          <text:p text:style-name="P2"><text:span text:style-name="T16">GetBody</text:span></text:p>
        </draw:rect>
        <draw:frame draw:style-name="gr38" draw:id="id25" draw:layer="layout" svg:width="2.696cm" svg:height="0.609cm" svg:x="16.987cm" svg:y="7.641cm">
          <draw:text-box>
            <text:p><text:span text:style-name="T19"><text:a xlink:href="../Desctiption.ods#connection_5_main">change_interface</text:a></text:span></text:p>
          </draw:text-box>
        </draw:frame>
        <draw:frame draw:style-name="gr39" draw:layer="layout" svg:width="3.038cm" svg:height="0.569cm" svg:x="19.268cm" svg:y="4.162cm">
          <draw:text-box>
            <text:p><text:span text:style-name="T19"><text:a xlink:href="../Desctiption.ods#connection_9_main">get_body_response</text:a></text:span></text:p>
          </draw:text-box>
        </draw:frame>
        <draw:connector draw:style-name="gr13" draw:text-style-name="P2" draw:layer="layout" draw:type="line" svg:x1="24.461cm" svg:y1="5.347cm" svg:x2="22.441cm" svg:y2="4.447cm" draw:start-shape="id16" draw:end-shape="id24" draw:end-glue-point="1" svg:d="m24461 5347-2020-900">
          <text:p/>
        </draw:connector>
        <draw:connector draw:style-name="gr13" draw:text-style-name="P2" draw:layer="layout" draw:type="line" svg:x1="18.934cm" svg:y1="4.447cm" svg:x2="17.826cm" svg:y2="5.543cm" draw:start-shape="id24" draw:start-glue-point="3" draw:end-shape="id15" draw:end-glue-point="1" svg:d="m18934 4447-1108 1096">
          <text:p/>
        </draw:connector>
        <draw:connector draw:style-name="gr13" draw:text-style-name="P2" draw:layer="layout" svg:x1="16.734cm" svg:y1="7.152cm" svg:x2="18.335cm" svg:y2="7.641cm" draw:start-shape="id11" draw:start-glue-point="1" draw:end-shape="id25" draw:end-glue-point="0" svg:d="m16734 7152h1601v489">
          <text:p/>
        </draw:connector>
        <draw:custom-shape draw:style-name="gr40" draw:text-style-name="P23" draw:id="id26" draw:layer="layout" svg:width="4.183cm" svg:height="1.83cm" svg:x="24.087cm" svg:y="1.53cm">
          <text:p text:style-name="P11"><text:span text:style-name="T18">Сервлет, который отвечает за </text:span></text:p>
          <text:p text:style-name="P11"><text:span text:style-name="T18">Смену пользовательского интерфейса</text:span></text:p>
          <draw:enhanced-geometry svg:viewBox="0 0 21600 21600" draw:glue-points="10800 0 0 10800 10800 21600 21600 10800" draw:text-areas="0 0 21600 ?f11" draw:type="paper" draw:modifiers="17246.073298429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s" svg:x1="26.178cm" svg:y1="3.36cm" svg:x2="26.186cm" svg:y2="5.036cm" draw:start-shape="id26" draw:start-glue-point="6" draw:end-shape="id16" draw:end-glue-point="0" svg:d="m26178 3360v501l8 675v500">
          <text:p/>
        </draw:connector>
        <draw:rect draw:style-name="gr41" draw:text-style-name="P20" draw:id="id27" draw:layer="layout" svg:width="3.451cm" svg:height="0.623cm" svg:x="14.232cm" svg:y="19.002cm">
          <draw:glue-point draw:id="4" svg:x="-2.561cm" svg:y="-4.991cm"/>
          <draw:glue-point draw:id="5" svg:x="2.831cm" svg:y="-4.991cm"/>
          <text:p text:style-name="P2"><text:span text:style-name="T16">CardServer</text:span></text:p>
        </draw:rect>
        <draw:custom-shape draw:style-name="gr42" draw:text-style-name="P23" draw:id="id28" draw:layer="layout" svg:width="4.183cm" svg:height="1.178cm" svg:x="20.736cm" svg:y="18.723cm">
          <text:p text:style-name="P11"><text:span text:style-name="T18">Сервлет, который управляет </text:span></text:p>
          <text:p text:style-name="P11"><text:span text:style-name="T18">Информационным обменом между</text:span></text:p>
          <text:p text:style-name="P11"><text:span text:style-name="T18">Карточкой и базой данных</text:span></text:p>
          <draw:enhanced-geometry svg:viewBox="0 0 21600 21600" draw:glue-points="10800 0 0 10800 10800 21600 21600 10800" draw:text-areas="0 0 21600 ?f11" draw:type="paper" draw:modifiers="16509.75143403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s" svg:x1="17.683cm" svg:y1="19.313cm" svg:x2="20.736cm" svg:y2="19.311cm" draw:start-shape="id27" draw:start-glue-point="1" draw:end-shape="id28" draw:end-glue-point="5" svg:d="m17683 19313h500l2052-2h501">
          <text:p/>
        </draw:connector>
        <draw:ellipse draw:style-name="gr43" draw:text-style-name="P22" draw:id="id29" draw:layer="layout" svg:width="2.196cm" svg:height="0.528cm" svg:x="14.874cm" svg:y="16.126cm">
          <draw:glue-point draw:id="4" svg:x="-2.928cm" svg:y="3.181cm"/>
          <draw:glue-point draw:id="5" svg:x="2.978cm" svg:y="3.181cm"/>
          <text:p/>
        </draw:ellipse>
        <draw:connector draw:style-name="gr13" draw:text-style-name="P2" draw:layer="layout" draw:type="lines" svg:x1="15.04cm" svg:y1="14.932cm" svg:x2="14.874cm" svg:y2="16.39cm" draw:start-shape="id18" draw:start-glue-point="4" draw:end-shape="id29" draw:end-glue-point="3" svg:d="m15040 14932v501l-666 957h500">
          <text:p/>
        </draw:connector>
        <draw:connector draw:style-name="gr13" draw:text-style-name="P2" draw:layer="layout" draw:type="lines" svg:x1="17.07cm" svg:y1="16.39cm" svg:x2="17.018cm" svg:y2="14.932cm" draw:start-shape="id29" draw:start-glue-point="1" draw:end-shape="id18" draw:end-glue-point="5" svg:d="m17070 16390h500l-552-957v-501">
          <text:p/>
        </draw:connector>
        <draw:connector draw:style-name="gr13" draw:text-style-name="P2" draw:layer="layout" draw:type="lines" svg:x1="15.33cm" svg:y1="16.557cm" svg:x2="15.074cm" svg:y2="19.003cm" draw:start-shape="id29" draw:start-glue-point="4" draw:end-shape="id27" draw:end-glue-point="4" svg:d="m15330 16557v597l-256 1348v501">
          <text:p/>
        </draw:connector>
        <draw:connector draw:style-name="gr13" draw:text-style-name="P2" draw:layer="layout" draw:type="lines" svg:x1="16.933cm" svg:y1="19.003cm" svg:x2="16.625cm" svg:y2="16.557cm" draw:start-shape="id27" draw:start-glue-point="5" draw:end-shape="id29" draw:end-glue-point="5" svg:d="m16933 19003v-501l-308-1348v-597">
          <text:p/>
        </draw:connector>
        <draw:frame draw:style-name="gr44" draw:text-style-name="P26" draw:layer="layout" svg:width="2.429cm" svg:height="0.569cm" svg:x="13.758cm" svg:y="17.491cm">
          <draw:text-box>
            <text:p><text:span text:style-name="T19">Connection:3</text:span></text:p>
          </draw:text-box>
        </draw:frame>
        <draw:frame draw:style-name="gr44" draw:text-style-name="P26" draw:layer="layout" svg:width="2.429cm" svg:height="0.569cm" svg:x="16.187cm" svg:y="17.517cm">
          <draw:text-box>
            <text:p><text:span text:style-name="T19">Connection:4</text:span></text:p>
          </draw:text-box>
        </draw:frame>
        <draw:frame draw:style-name="gr44" draw:text-style-name="P26" draw:layer="layout" svg:width="2.429cm" svg:height="0.569cm" svg:x="20.912cm" svg:y="6.542cm">
          <draw:text-box>
            <text:p><text:span text:style-name="T19">Connection:6</text:span></text:p>
          </draw:text-box>
        </draw:frame>
        <draw:frame draw:style-name="gr44" draw:text-style-name="P26" draw:layer="layout" svg:width="2.429cm" svg:height="0.569cm" svg:x="16.033cm" svg:y="13.733cm">
          <draw:text-box>
            <text:p><text:span text:style-name="T19">Connection:5</text:span></text:p>
          </draw:text-box>
        </draw:frame>
        <draw:frame draw:style-name="gr44" draw:text-style-name="P26" draw:layer="layout" svg:width="2.429cm" svg:height="0.569cm" svg:x="12.146cm" svg:y="13.733cm">
          <draw:text-box>
            <text:p><text:span text:style-name="T19">Connection:2</text:span></text:p>
          </draw:text-box>
        </draw:frame>
        <draw:frame draw:style-name="gr44" draw:text-style-name="P26" draw:layer="layout" svg:width="2.429cm" svg:height="0.569cm" svg:x="22.441cm" svg:y="4.587cm">
          <draw:text-box>
            <text:p><text:span text:style-name="T19">Connection:9</text:span></text:p>
          </draw:text-box>
        </draw:frame>
        <draw:frame draw:style-name="gr45" draw:layer="layout" svg:width="1.366cm" svg:height="0.569cm" svg:x="15.317cm" svg:y="16.099cm">
          <draw:text-box>
            <text:p><text:span text:style-name="T19"><text:a xlink:href="../Desctiption.ods#connection_5_connection_4">action</text:a></text:span></text:p>
          </draw:text-box>
        </draw:frame>
      </draw:page>
      <draw:page draw:name="page3" draw:style-name="dp1" draw:master-page-name="Default">
        <draw:rect draw:style-name="gr46" draw:text-style-name="P28" draw:layer="layout" svg:width="4.821cm" svg:height="2.819cm" svg:x="13.543cm" svg:y="4.837cm">
          <text:p text:style-name="P27"><text:span text:style-name="T20">FunctionName</text:span></text:p>
          <text:p text:style-name="P27"><text:span text:style-name="T20">FunctionParamInt</text:span></text:p>
          <text:p text:style-name="P27"><text:span text:style-name="T20">FunctionParamString</text:span></text:p>
          <text:p text:style-name="P27"><text:span text:style-name="T20">infromationKeys</text:span></text:p>
          <text:p text:style-name="P27"><text:span text:style-name="T20">informationValues</text:span></text:p>
        </draw:rect>
        <draw:rect draw:style-name="gr4" draw:text-style-name="P29" draw:id="id31" draw:layer="layout" svg:width="4.821cm" svg:height="0.391cm" svg:x="13.543cm" svg:y="4.837cm">
          <text:p text:style-name="P2"><text:span text:style-name="T21">Fragment</text:span></text:p>
        </draw:rect>
        <draw:rect draw:style-name="gr46" draw:text-style-name="P28" draw:id="id34" draw:layer="layout" svg:width="4.511cm" svg:height="2.364cm" svg:x="7.619cm" svg:y="5.453cm">
          <text:p text:style-name="P27"><text:span text:style-name="T20">subCommand &lt;SubCommand&gt;</text:span></text:p>
          <text:p text:style-name="P27"><text:span text:style-name="T20">informationTextKey &lt;String&gt;</text:span></text:p>
          <text:p text:style-name="P27"><text:span text:style-name="T20">informationTextValue &lt;String&gt;</text:span></text:p>
        </draw:rect>
        <draw:rect draw:style-name="gr4" draw:text-style-name="P29" draw:id="id33" draw:layer="layout" svg:width="4.511cm" svg:height="0.392cm" svg:x="7.619cm" svg:y="5.449cm">
          <text:p text:style-name="P2"><text:span text:style-name="T21">Transport</text:span></text:p>
        </draw:rect>
        <draw:rect draw:style-name="gr46" draw:text-style-name="P28" draw:id="id35" draw:layer="layout" svg:width="4.512cm" svg:height="4.19cm" svg:x="1.16cm" svg:y="4.554cm">
          <text:p text:style-name="P27"><text:span text:style-name="T20">CommandName</text:span></text:p>
          <text:p text:style-name="P27"><text:span text:style-name="T20">(имя SubCommand)</text:span></text:p>
          <text:p text:style-name="P27"><text:span text:style-name="T20"/></text:p>
          <text:p text:style-name="P27"><text:span text:style-name="T20">Parameter &lt;byte[]&gt;</text:span></text:p>
          <text:p text:style-name="P27"><text:span text:style-name="T20">ParameterString</text:span></text:p>
          <text:p text:style-name="P27"><text:span text:style-name="T20">ParameterInt</text:span></text:p>
          <text:p text:style-name="P27"><text:span text:style-name="T20">ParameterKeys &lt;String[]&gt;</text:span></text:p>
          <text:p text:style-name="P27"><text:span text:style-name="T20">ParameterValues &lt;String[]&gt;</text:span></text:p>
        </draw:rect>
        <draw:rect draw:style-name="gr4" draw:text-style-name="P29" draw:layer="layout" svg:width="4.512cm" svg:height="0.391cm" svg:x="1.16cm" svg:y="4.551cm">
          <text:p text:style-name="P2"><text:span text:style-name="T21">SubCommand</text:span></text:p>
        </draw:rect>
        <draw:custom-shape draw:style-name="gr47" draw:text-style-name="P31" draw:id="id30" draw:layer="layout" svg:width="4.352cm" svg:height="2.342cm" svg:x="13.788cm" svg:y="1.801cm">
          <text:p text:style-name="P30"><text:span text:style-name="T18">Данный класс имеет два </text:span></text:p>
          <text:p text:style-name="P30"><text:span text:style-name="T18"><text:tab/></text:span><text:span text:style-name="T18">представления:</text:span></text:p>
          <text:p text:style-name="P30"><text:span text:style-name="T18"><text:tab/></text:span><text:span text:style-name="T18">в формате Java</text:span></text:p>
          <text:p text:style-name="P30"><text:span text:style-name="T18"><text:tab/></text:span><text:span text:style-name="T18">и в формате JavaScript</text:span></text:p>
          <text:p text:style-name="P30"><text:span text:style-name="T18">(конвертация автоматическая — DWR)</text:span></text:p>
          <text:p text:style-name="P30"><text:span text:style-name="T18">CONNECTION:6</text:span></text:p>
          <text:p text:style-name="P30"><text:span text:style-name="T18">CONNECTION:9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" svg:x1="15.963cm" svg:y1="4.143cm" svg:x2="15.953cm" svg:y2="4.837cm" draw:start-shape="id30" draw:start-glue-point="6" draw:end-shape="id31" svg:d="m15963 4143-10 694">
          <text:p/>
        </draw:connector>
        <draw:custom-shape draw:style-name="gr47" draw:text-style-name="P31" draw:id="id32" draw:layer="layout" svg:width="4.353cm" svg:height="2.342cm" svg:x="7.704cm" svg:y="2.287cm">
          <text:p text:style-name="P30"><text:span text:style-name="T18">Данный класс служит транспортом,</text:span></text:p>
          <text:p text:style-name="P30"><text:span text:style-name="T18">Который содержит SubCommand </text:span></text:p>
          <text:p text:style-name="P30"><text:span text:style-name="T18">Для запроса клиента и ответов сервера</text:span></text:p>
          <text:p text:style-name="P30"><text:span text:style-name="T18">CONNECTION:3</text:span></text:p>
          <text:p text:style-name="P30"><text:span text:style-name="T18">CONNECTION: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" svg:x1="9.88cm" svg:y1="4.629cm" svg:x2="9.874cm" svg:y2="5.449cm" draw:start-shape="id32" draw:start-glue-point="6" draw:end-shape="id33" svg:d="m9880 4629-6 820">
          <text:p/>
        </draw:connector>
        <draw:connector draw:style-name="gr3" draw:text-style-name="P2" draw:layer="layout" svg:x1="7.619cm" svg:y1="6.635cm" svg:x2="5.672cm" svg:y2="6.649cm" draw:start-shape="id34" draw:start-glue-point="3" draw:end-shape="id35" draw:end-glue-point="1" svg:d="m7619 6635h-823v14h-1124">
          <text:p/>
        </draw:connector>
        <draw:frame draw:style-name="gr48" draw:text-style-name="P32" draw:layer="layout" svg:width="0.739cm" svg:height="0.725cm" svg:x="6.88cm" svg:y="5.931cm">
          <draw:text-box>
            <text:p><text:span text:style-name="T16">1</text:span></text:p>
          </draw:text-box>
        </draw:frame>
        <draw:frame draw:style-name="gr49" draw:text-style-name="P32" draw:layer="layout" svg:width="1.213cm" svg:height="0.725cm" svg:x="5.51cm" svg:y="6.633cm">
          <draw:text-box>
            <text:p><text:span text:style-name="T16">1..n</text:span></text:p>
          </draw:text-box>
        </draw:frame>
      </draw:page>
      <draw:page draw:name="page4" draw:style-name="dp1" draw:master-page-name="Default">
        <draw:rect draw:style-name="gr50" draw:text-style-name="P3" draw:layer="layout" svg:width="4.391cm" svg:height="0.675cm" svg:x="2.252cm" svg:y="4.504cm">
          <text:p text:style-name="P2"><text:span text:style-name="T1">Welcom page</text:span></text:p>
        </draw:rect>
        <draw:rect draw:style-name="gr51" draw:text-style-name="P2" draw:id="id36" draw:layer="layout" svg:width="4.391cm" svg:height="4.25cm" svg:x="2.252cm" svg:y="5.179cm">
          <text:p/>
        </draw:rect>
        <draw:rect draw:style-name="gr52" draw:text-style-name="P33" draw:layer="layout" svg:width="3.687cm" svg:height="0.567cm" svg:x="2.5cm" svg:y="5.5cm">
          <text:p text:style-name="P2"><text:span text:style-name="T22">GetAllDevices</text:span></text:p>
        </draw:rect>
        <draw:rect draw:style-name="gr50" draw:text-style-name="P3" draw:layer="layout" svg:width="4.391cm" svg:height="0.675cm" svg:x="7.609cm" svg:y="4.5cm">
          <text:p text:style-name="P2"><text:span text:style-name="T1">ConnectPage</text:span></text:p>
        </draw:rect>
        <draw:rect draw:style-name="gr51" draw:text-style-name="P2" draw:id="id37" draw:layer="layout" svg:width="4.391cm" svg:height="4.25cm" svg:x="7.609cm" svg:y="5.175cm">
          <text:p/>
        </draw:rect>
        <draw:rect draw:style-name="gr52" draw:text-style-name="P33" draw:layer="layout" svg:width="3.687cm" svg:height="0.978cm" svg:x="7.857cm" svg:y="5.496cm">
          <text:p text:style-name="P2"><text:span text:style-name="T22">Connect </text:span></text:p>
          <text:p text:style-name="P2"><text:span text:style-name="T22">to Device</text:span></text:p>
        </draw:rect>
        <draw:rect draw:style-name="gr50" draw:text-style-name="P3" draw:layer="layout" svg:width="4.391cm" svg:height="0.675cm" svg:x="13.5cm" svg:y="4.5cm">
          <text:p text:style-name="P2"><text:span text:style-name="T1">ActionPage_1</text:span></text:p>
        </draw:rect>
        <draw:rect draw:style-name="gr51" draw:text-style-name="P2" draw:id="id38" draw:layer="layout" svg:width="4.391cm" svg:height="4.818cm" svg:x="13.5cm" svg:y="5.175cm">
          <text:p/>
        </draw:rect>
        <draw:rect draw:style-name="gr52" draw:text-style-name="P33" draw:id="id39" draw:layer="layout" svg:width="3.687cm" svg:height="0.978cm" svg:x="13.852cm" svg:y="5.496cm">
          <text:p text:style-name="P2"><text:span text:style-name="T22">Show</text:span></text:p>
          <text:p text:style-name="P2"><text:span text:style-name="T22">SerialNumber</text:span></text:p>
        </draw:rect>
        <draw:rect draw:style-name="gr52" draw:text-style-name="P33" draw:id="id41" draw:layer="layout" svg:width="3.687cm" svg:height="0.978cm" svg:x="13.852cm" svg:y="6.977cm">
          <text:p text:style-name="P2"><text:span text:style-name="T22">Check</text:span></text:p>
          <text:p text:style-name="P2"><text:span text:style-name="T22">SerialNumber</text:span></text:p>
        </draw:rect>
        <draw:connector draw:style-name="gr13" draw:text-style-name="P2" draw:layer="layout" draw:type="lines" svg:x1="6.643cm" svg:y1="7.304cm" svg:x2="7.609cm" svg:y2="7.3cm" draw:start-shape="id36" draw:start-glue-point="1" draw:end-shape="id37" svg:d="m6643 7304h500l-34-4h500">
          <text:p/>
        </draw:connector>
        <draw:connector draw:style-name="gr13" draw:text-style-name="P2" draw:layer="layout" draw:type="lines" svg:x1="12cm" svg:y1="7.3cm" svg:x2="13.5cm" svg:y2="7.584cm" draw:start-shape="id37" draw:start-glue-point="1" draw:end-shape="id38" svg:d="m12000 7300h500l500 284h500">
          <text:p/>
        </draw:connector>
        <draw:rect draw:style-name="gr53" draw:text-style-name="P3" draw:id="id40" draw:layer="layout" svg:width="4.391cm" svg:height="2.5cm" svg:x="19.638cm" svg:y="2.505cm">
          <text:p text:style-name="P2"><text:span text:style-name="T1">Alert</text:span></text:p>
          <text:p text:style-name="P2"><text:span text:style-name="T1">Serial Number</text:span></text:p>
        </draw:rect>
        <draw:connector draw:style-name="gr13" draw:text-style-name="P2" draw:layer="layout" draw:type="lines" svg:x1="17.539cm" svg:y1="5.985cm" svg:x2="19.638cm" svg:y2="3.755cm" draw:start-shape="id39" draw:start-glue-point="1" draw:end-shape="id40" draw:end-glue-point="3" svg:d="m17539 5985h500l1099-2230h500">
          <text:p/>
        </draw:connector>
        <draw:rect draw:style-name="gr53" draw:text-style-name="P3" draw:id="id42" draw:layer="layout" svg:width="4.391cm" svg:height="2.5cm" svg:x="19.609cm" svg:y="7.955cm">
          <text:p text:style-name="P2"><text:span text:style-name="T1">Alert Result</text:span></text:p>
        </draw:rect>
        <draw:connector draw:style-name="gr13" draw:text-style-name="P2" draw:layer="layout" draw:type="lines" svg:x1="17.539cm" svg:y1="7.466cm" svg:x2="19.609cm" svg:y2="9.205cm" draw:start-shape="id41" draw:start-glue-point="1" draw:end-shape="id42" draw:end-glue-point="3" svg:d="m17539 7466h500l1070 1739h500">
          <text:p/>
        </draw:connector>
        <draw:rect draw:style-name="gr52" draw:text-style-name="P33" draw:id="id43" draw:layer="layout" svg:width="3.687cm" svg:height="0.978cm" svg:x="13.852cm" svg:y="8.497cm">
          <text:p text:style-name="P2"><text:span text:style-name="T22">GoTo next Page</text:span></text:p>
        </draw:rect>
        <draw:rect draw:style-name="gr50" draw:text-style-name="P3" draw:id="id44" draw:layer="layout" svg:width="4.391cm" svg:height="0.675cm" svg:x="13.501cm" svg:y="11.059cm">
          <text:p text:style-name="P2"><text:span text:style-name="T1">ActionPage_2</text:span></text:p>
        </draw:rect>
        <draw:rect draw:style-name="gr51" draw:text-style-name="P2" draw:layer="layout" svg:width="4.391cm" svg:height="4.818cm" svg:x="13.501cm" svg:y="11.734cm">
          <text:p/>
        </draw:rect>
        <draw:connector draw:style-name="gr13" draw:text-style-name="P2" draw:layer="layout" draw:type="lines" svg:x1="15.695cm" svg:y1="9.475cm" svg:x2="15.696cm" svg:y2="11.059cm" draw:start-shape="id43" draw:start-glue-point="2" draw:end-shape="id44" draw:end-glue-point="0" svg:d="m15695 9475v500l1 584v500">
          <text:p/>
        </draw:connector>
      </draw:page>
      <draw:page draw:name="page5" draw:style-name="dp1" draw:master-page-name="Default">
        <draw:rect draw:style-name="gr3" draw:text-style-name="P2" draw:layer="layout" svg:width="2.545cm" svg:height="6.678cm" svg:x="5.216cm" svg:y="2.066cm">
          <text:p/>
        </draw:rect>
        <draw:rect draw:style-name="gr54" draw:text-style-name="P2" draw:layer="layout" svg:width="9.804cm" svg:height="18.551cm" svg:x="12.254cm" svg:y="1cm">
          <text:p/>
        </draw:rect>
        <draw:rect draw:style-name="gr3" draw:text-style-name="P2" draw:id="id46" draw:layer="layout" svg:width="7.475cm" svg:height="5.321cm" svg:x="14.294cm" svg:y="2.456cm">
          <draw:glue-point draw:id="4" svg:x="-4.388cm" svg:y="2.651cm"/>
          <draw:glue-point draw:id="5" svg:x="-4.478cm" svg:y="2.632cm"/>
          <draw:glue-point draw:id="6" svg:x="-4.478cm" svg:y="3.401cm"/>
          <text:p/>
        </draw:rect>
        <draw:rect draw:style-name="gr55" draw:text-style-name="P34" draw:id="id48" draw:layer="layout" svg:width="4.019cm" svg:height="0.785cm" svg:x="14.701cm" svg:y="3.548cm">
          <draw:glue-point draw:id="4" svg:x="-4.998cm" svg:y="2.318cm"/>
          <draw:glue-point draw:id="5" svg:x="-4.998cm" svg:y="-2.993cm"/>
          <text:p text:style-name="P2"><text:span text:style-name="T23">Step First</text:span></text:p>
        </draw:rect>
        <draw:line draw:style-name="gr13" draw:text-style-name="P2" draw:layer="layout" svg:x1="6.407cm" svg:y1="4.348cm" svg:x2="14.294cm" svg:y2="2.843cm">
          <text:p/>
        </draw:line>
        <draw:rect draw:style-name="gr55" draw:text-style-name="P34" draw:id="id50" draw:layer="layout" svg:width="4.019cm" svg:height="0.785cm" svg:x="14.72cm" svg:y="6.333cm">
          <text:p text:style-name="P2"><text:span text:style-name="T23">Step Last</text:span></text:p>
        </draw:rect>
        <draw:rect draw:style-name="gr56" draw:text-style-name="P35" draw:layer="layout" svg:width="7.475cm" svg:height="0.869cm" svg:x="14.294cm" svg:y="2.456cm">
          <text:p text:style-name="P2"><text:span text:style-name="T24">ACTION</text:span></text:p>
        </draw:rect>
        <draw:g>
          <draw:ellipse draw:style-name="gr57" draw:text-style-name="P2" draw:layer="layout" svg:width="2.015cm" svg:height="0.42cm" draw:transform="rotate (3.1415926535892) translate (21.388cm 6.363cm)">
            <text:p/>
          </draw:ellipse>
          <draw:ellipse draw:style-name="gr57" draw:text-style-name="P2" draw:layer="layout" svg:width="2.015cm" svg:height="0.42cm" draw:transform="rotate (3.1415926535892) translate (21.388cm 6.096cm)">
            <text:p/>
          </draw:ellipse>
          <draw:ellipse draw:style-name="gr57" draw:text-style-name="P2" draw:layer="layout" svg:width="2.015cm" svg:height="0.419cm" draw:transform="rotate (3.1415926535892) translate (21.388cm 5.817cm)">
            <text:p/>
          </draw:ellipse>
          <draw:ellipse draw:style-name="gr57" draw:text-style-name="P2" draw:layer="layout" svg:width="2.015cm" svg:height="0.419cm" draw:transform="rotate (3.1415926535892) translate (21.388cm 5.563cm)">
            <text:p/>
          </draw:ellipse>
          <draw:ellipse draw:style-name="gr57" draw:text-style-name="P2" draw:layer="layout" svg:width="2.015cm" svg:height="0.42cm" draw:transform="rotate (3.1415926535892) translate (21.388cm 5.262cm)">
            <text:p/>
          </draw:ellipse>
          <draw:ellipse draw:style-name="gr57" draw:text-style-name="P2" draw:layer="layout" svg:width="2.015cm" svg:height="0.42cm" draw:transform="rotate (3.1415926535892) translate (21.388cm 4.942cm)">
            <text:p/>
          </draw:ellipse>
          <draw:ellipse draw:style-name="gr57" draw:text-style-name="P2" draw:layer="layout" svg:width="2.015cm" svg:height="0.419cm" draw:transform="rotate (3.1415926535892) translate (21.388cm 4.649cm)">
            <text:p/>
          </draw:ellipse>
        </draw:g>
        <draw:frame draw:style-name="gr58" draw:text-style-name="P9" draw:layer="layout" svg:width="2.055cm" svg:height="0.53cm" svg:x="19.521cm" svg:y="4.158cm">
          <draw:text-box>
            <text:p><text:span text:style-name="T7">Action.Store</text:span></text:p>
          </draw:text-box>
        </draw:frame>
        <draw:rect draw:style-name="gr59" draw:text-style-name="P34" draw:id="id47" draw:layer="layout" svg:width="4.019cm" svg:height="0.785cm" svg:x="14.701cm" svg:y="4.833cm">
          <draw:glue-point draw:id="4" svg:x="-4.998cm" svg:y="-2.216cm"/>
          <draw:glue-point draw:id="5" svg:x="-4.998cm" svg:y="2.152cm"/>
          <text:p text:style-name="P2"><text:span text:style-name="T23">Step Middle</text:span></text:p>
        </draw:rect>
        <draw:g draw:id="id51">
          <draw:glue-point draw:id="4" svg:x="-4.998cm" svg:y="-2.622cm"/>
          <draw:glue-point draw:id="5" svg:x="-4.998cm" svg:y="1.251cm"/>
          <draw:glue-point draw:id="6" svg:x="-4.998cm" svg:y="3.033cm"/>
          <draw:glue-point draw:id="7" svg:x="-4.998cm" svg:y="4.216cm"/>
          <draw:glue-point draw:id="8" svg:x="-4.998cm" svg:y="-3.929cm"/>
          <draw:ellipse draw:style-name="gr60" draw:text-style-name="P2" draw:layer="layout" svg:width="3.377cm" svg:height="0.986cm" draw:transform="rotate (3.1415926535892) translate (28.7cm 11.027cm)">
            <text:p/>
          </draw:ellipse>
          <draw:ellipse draw:style-name="gr60" draw:text-style-name="P2" draw:layer="layout" svg:width="3.377cm" svg:height="0.986cm" draw:transform="rotate (3.1415926535892) translate (28.7cm 10.4cm)">
            <text:p/>
          </draw:ellipse>
          <draw:ellipse draw:style-name="gr60" draw:text-style-name="P2" draw:layer="layout" svg:width="3.377cm" svg:height="0.985cm" draw:transform="rotate (3.1415926535892) translate (28.7cm 9.745cm)">
            <text:p/>
          </draw:ellipse>
          <draw:ellipse draw:style-name="gr60" draw:text-style-name="P2" draw:layer="layout" svg:width="3.377cm" svg:height="0.984cm" draw:transform="rotate (3.1415926535892) translate (28.7cm 9.148cm)">
            <text:p/>
          </draw:ellipse>
          <draw:ellipse draw:style-name="gr60" draw:text-style-name="P2" draw:layer="layout" svg:width="3.377cm" svg:height="0.987cm" draw:transform="rotate (3.1415926535892) translate (28.7cm 8.441cm)">
            <text:p/>
          </draw:ellipse>
          <draw:ellipse draw:style-name="gr60" draw:text-style-name="P2" draw:layer="layout" svg:width="3.377cm" svg:height="0.986cm" draw:transform="rotate (3.1415926535892) translate (28.7cm 7.689cm)">
            <text:p/>
          </draw:ellipse>
          <draw:ellipse draw:style-name="gr60" draw:text-style-name="P2" draw:layer="layout" svg:width="3.377cm" svg:height="0.984cm" draw:transform="rotate (3.1415926535892) translate (28.7cm 7cm)">
            <text:p/>
          </draw:ellipse>
        </draw:g>
        <draw:frame draw:style-name="gr61" draw:text-style-name="P36" draw:layer="layout" svg:width="2.768cm" svg:height="0.818cm" svg:x="25.701cm" svg:y="6.042cm">
          <draw:text-box>
            <text:p><text:span text:style-name="T23">DataBase</text:span></text:p>
          </draw:text-box>
        </draw:frame>
        <draw:g draw:id="id45">
          <draw:glue-point draw:id="4" svg:x="5cm" svg:y="-3.15cm"/>
          <draw:glue-point draw:id="5" svg:x="5cm" svg:y="2.341cm"/>
          <draw:rect draw:style-name="gr23" draw:text-style-name="P2" draw:layer="layout" svg:width="3.712cm" svg:height="2.01cm" svg:x="1cm" svg:y="4.622cm" draw:corner-radius="0.234cm">
            <text:p/>
          </draw:rect>
          <draw:g>
            <draw:rect draw:style-name="gr24" draw:text-style-name="P2" draw:layer="layout" svg:width="0.693cm" svg:height="0.61cm" svg:x="1.457cm" svg:y="5.315cm" draw:corner-radius="0.086cm">
              <text:p/>
            </draw:rect>
            <draw:line draw:style-name="gr3" draw:text-style-name="P2" draw:layer="layout" svg:x1="2.15cm" svg:y1="5.485cm" svg:x2="1.456cm" svg:y2="5.485cm">
              <text:p/>
            </draw:line>
            <draw:line draw:style-name="gr3" draw:text-style-name="P2" draw:layer="layout" svg:x1="2.15cm" svg:y1="5.622cm" svg:x2="1.456cm" svg:y2="5.622cm">
              <text:p/>
            </draw:line>
            <draw:line draw:style-name="gr3" draw:text-style-name="P2" draw:layer="layout" svg:x1="2.152cm" svg:y1="5.759cm" svg:x2="1.458cm" svg:y2="5.759cm">
              <text:p/>
            </draw:line>
            <draw:line draw:style-name="gr3" draw:text-style-name="P2" draw:layer="layout" svg:x1="1.795cm" svg:y1="5.315cm" svg:x2="1.795cm" svg:y2="5.924cm">
              <text:p/>
            </draw:line>
            <draw:rect draw:style-name="gr24" draw:text-style-name="P2" draw:layer="layout" svg:width="0.192cm" svg:height="0.362cm" svg:x="1.707cm" svg:y="5.439cm" draw:corner-radius="0.04cm">
              <text:p/>
            </draw:rect>
          </draw:g>
        </draw:g>
        <draw:rect draw:style-name="gr62" draw:text-style-name="P37" draw:layer="layout" svg:width="1.3cm" svg:height="0.309cm" svg:x="12.335cm" svg:y="3.001cm">
          <text:p text:style-name="P2"><text:span text:style-name="T25">SessionID</text:span></text:p>
        </draw:rect>
        <draw:rect draw:style-name="gr63" draw:text-style-name="P2" draw:layer="layout" svg:width="9.804cm" svg:height="1.046cm" svg:x="12.254cm" svg:y="1.001cm">
          <text:p text:style-name="P2">Session</text:p>
        </draw:rect>
        <draw:rect draw:style-name="gr64" draw:text-style-name="P2" draw:layer="layout" svg:width="2.545cm" svg:height="0.709cm" svg:x="5.217cm" svg:y="2.066cm">
          <text:p text:style-name="P2">HTML</text:p>
        </draw:rect>
        <draw:custom-shape draw:style-name="gr65" draw:text-style-name="P38" draw:id="id49" draw:layer="layout" svg:width="2.545cm" svg:height="3.212cm" svg:x="5.216cm" svg:y="3.834cm">
          <draw:glue-point draw:id="4" svg:x="5.001cm" svg:y="3.349cm"/>
          <text:p text:style-name="P2"><text:span text:style-name="T26">App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2" draw:layer="layout" draw:type="lines" draw:line-skew="8.017cm" svg:x1="4.712cm" svg:y1="6.097cm" svg:x2="14.684cm" svg:y2="6.516cm" draw:start-shape="id45" draw:start-glue-point="5" draw:end-shape="id46" draw:end-glue-point="5" svg:d="m4712 6097h8517l565 419h890">
          <text:p/>
        </draw:connector>
        <draw:connector draw:style-name="gr67" draw:text-style-name="P2" draw:layer="layout" draw:type="curve" svg:x1="14.701cm" svg:y1="5.225cm" svg:x2="4.712cm" svg:y2="5.627cm" draw:start-shape="id47" draw:start-glue-point="3" draw:end-shape="id45" svg:d="m14701 5225c-7491 0-2497 402-9989 402">
          <text:p/>
        </draw:connector>
        <draw:connector draw:style-name="gr13" draw:text-style-name="P2" draw:layer="layout" draw:type="lines" svg:x1="14.702cm" svg:y1="4.121cm" svg:x2="4.712cm" svg:y2="4.994cm" draw:start-shape="id48" draw:start-glue-point="4" draw:end-shape="id45" draw:end-glue-point="4" svg:d="m14702 4121h-501l-8989 873h-500">
          <text:p/>
        </draw:connector>
        <draw:line draw:style-name="gr68" draw:text-style-name="P2" draw:layer="layout" svg:x1="7.443cm" svg:y1="4.121cm" svg:x2="6.407cm" svg:y2="2.775cm">
          <text:p/>
        </draw:line>
        <draw:line draw:style-name="gr66" draw:text-style-name="P2" draw:layer="layout" svg:x1="14.502cm" svg:y1="2.951cm" svg:x2="14.701cm" svg:y2="3.749cm">
          <text:p/>
        </draw:line>
        <draw:connector draw:style-name="gr66" draw:text-style-name="P2" draw:layer="layout" draw:type="lines" svg:x1="14.684cm" svg:y1="6.925cm" svg:x2="7.76cm" svg:y2="6.515cm" draw:start-shape="id46" draw:start-glue-point="6" draw:end-shape="id49" draw:end-glue-point="4" svg:d="m14684 6925h-890l-5533-410h-501">
          <text:p/>
        </draw:connector>
        <draw:line draw:style-name="gr68" draw:text-style-name="P2" draw:layer="layout" svg:x1="6.421cm" svg:y1="8.089cm" svg:x2="7.596cm" svg:y2="6.516cm">
          <text:p/>
        </draw:line>
        <draw:rect draw:style-name="gr3" draw:text-style-name="P2" draw:layer="layout" svg:width="7.475cm" svg:height="5.321cm" svg:x="14.295cm" svg:y="9.274cm">
          <draw:glue-point draw:id="4" svg:x="-4.388cm" svg:y="2.651cm"/>
          <draw:glue-point draw:id="5" svg:x="-4.478cm" svg:y="2.632cm"/>
          <draw:glue-point draw:id="6" svg:x="-4.478cm" svg:y="3.401cm"/>
          <text:p/>
        </draw:rect>
        <draw:rect draw:style-name="gr55" draw:text-style-name="P34" draw:layer="layout" svg:width="4.019cm" svg:height="0.785cm" svg:x="14.702cm" svg:y="10.366cm">
          <draw:glue-point draw:id="4" svg:x="-4.998cm" svg:y="2.318cm"/>
          <draw:glue-point draw:id="5" svg:x="-4.998cm" svg:y="-2.993cm"/>
          <text:p text:style-name="P2"><text:span text:style-name="T23">Step First</text:span></text:p>
        </draw:rect>
        <draw:rect draw:style-name="gr55" draw:text-style-name="P34" draw:layer="layout" svg:width="4.019cm" svg:height="0.785cm" svg:x="14.721cm" svg:y="13.151cm">
          <text:p text:style-name="P2"><text:span text:style-name="T23">Step Last</text:span></text:p>
        </draw:rect>
        <draw:rect draw:style-name="gr56" draw:text-style-name="P35" draw:layer="layout" svg:width="7.475cm" svg:height="0.869cm" svg:x="14.295cm" svg:y="9.274cm">
          <text:p text:style-name="P2"><text:span text:style-name="T24">ACTION</text:span></text:p>
        </draw:rect>
        <draw:g>
          <draw:ellipse draw:style-name="gr57" draw:text-style-name="P2" draw:layer="layout" svg:width="2.015cm" svg:height="0.42cm" draw:transform="rotate (3.1415926535892) translate (21.389cm 14.167cm)">
            <text:p/>
          </draw:ellipse>
          <draw:ellipse draw:style-name="gr57" draw:text-style-name="P2" draw:layer="layout" svg:width="2.015cm" svg:height="0.42cm" draw:transform="rotate (3.1415926535892) translate (21.389cm 13.9cm)">
            <text:p/>
          </draw:ellipse>
          <draw:ellipse draw:style-name="gr57" draw:text-style-name="P2" draw:layer="layout" svg:width="2.015cm" svg:height="0.419cm" draw:transform="rotate (3.1415926535892) translate (21.389cm 13.621cm)">
            <text:p/>
          </draw:ellipse>
          <draw:ellipse draw:style-name="gr57" draw:text-style-name="P2" draw:layer="layout" svg:width="2.015cm" svg:height="0.419cm" draw:transform="rotate (3.1415926535892) translate (21.389cm 13.367cm)">
            <text:p/>
          </draw:ellipse>
          <draw:ellipse draw:style-name="gr57" draw:text-style-name="P2" draw:layer="layout" svg:width="2.015cm" svg:height="0.42cm" draw:transform="rotate (3.1415926535892) translate (21.389cm 13.066cm)">
            <text:p/>
          </draw:ellipse>
          <draw:ellipse draw:style-name="gr57" draw:text-style-name="P2" draw:layer="layout" svg:width="2.015cm" svg:height="0.42cm" draw:transform="rotate (3.1415926535892) translate (21.389cm 12.746cm)">
            <text:p/>
          </draw:ellipse>
          <draw:ellipse draw:style-name="gr57" draw:text-style-name="P2" draw:layer="layout" svg:width="2.015cm" svg:height="0.419cm" draw:transform="rotate (3.1415926535892) translate (21.389cm 12.453cm)">
            <text:p/>
          </draw:ellipse>
        </draw:g>
        <draw:frame draw:style-name="gr58" draw:text-style-name="P9" draw:layer="layout" svg:width="2.055cm" svg:height="0.53cm" svg:x="19.522cm" svg:y="11.962cm">
          <draw:text-box>
            <text:p><text:span text:style-name="T7">Action.Store</text:span></text:p>
          </draw:text-box>
        </draw:frame>
        <draw:rect draw:style-name="gr59" draw:text-style-name="P34" draw:layer="layout" svg:width="4.019cm" svg:height="0.785cm" svg:x="14.702cm" svg:y="11.651cm">
          <draw:glue-point draw:id="4" svg:x="-4.998cm" svg:y="-2.216cm"/>
          <draw:glue-point draw:id="5" svg:x="-4.998cm" svg:y="2.152cm"/>
          <text:p text:style-name="P2"><text:span text:style-name="T23">Step Middle</text:span></text:p>
        </draw:rect>
        <draw:connector draw:style-name="gr69" draw:text-style-name="P2" draw:layer="layout" draw:line-skew="-2.66cm" svg:x1="18.739cm" svg:y1="6.725cm" svg:x2="25.324cm" svg:y2="7.208cm" draw:start-shape="id50" draw:start-glue-point="1" draw:end-shape="id51" draw:end-glue-point="4" svg:d="m18739 6725h632v483h5953">
          <text:p/>
        </draw:connector>
        <draw:connector draw:style-name="gr69" draw:text-style-name="P2" draw:layer="layout" draw:line-skew="-2.649cm" svg:x1="18.72cm" svg:y1="5.225cm" svg:x2="25.324cm" svg:y2="7.208cm" draw:start-shape="id47" draw:start-glue-point="1" draw:end-shape="id51" draw:end-glue-point="4" svg:d="m18720 5225h653v1983h5951">
          <text:p/>
        </draw:connector>
        <draw:rect draw:style-name="gr62" draw:text-style-name="P39" draw:layer="layout" svg:width="1.643cm" svg:height="0.321cm" svg:x="22.906cm" svg:y="7.046cm">
          <text:p text:style-name="P2"><text:span text:style-name="T20">SessionId</text:span></text:p>
        </draw:rect>
        <draw:frame draw:style-name="gr58" draw:text-style-name="P40" draw:layer="layout" svg:width="2.055cm" svg:height="0.45cm" svg:x="19.621cm" svg:y="6cm">
          <draw:text-box>
            <text:p><text:span text:style-name="T27">SESSION_ID</text:span></text:p>
          </draw:text-box>
        </draw:frame>
        <draw:frame draw:style-name="gr58" draw:text-style-name="P40" draw:layer="layout" svg:width="1.574cm" svg:height="0.45cm" svg:x="19.653cm" svg:y="13.789cm">
          <draw:text-box>
            <text:p><text:span text:style-name="T27">SESSION_ID</text:span></text:p>
          </draw:text-box>
        </draw:frame>
        <draw:frame draw:style-name="gr58" draw:text-style-name="P40" draw:layer="layout" svg:width="2.055cm" svg:height="0.45cm" svg:x="19.373cm" svg:y="5.676cm">
          <draw:text-box>
            <text:p><text:span text:style-name="T27">ActionName.Param</text:span></text:p>
          </draw:text-box>
        </draw:frame>
        <draw:frame draw:style-name="gr58" draw:text-style-name="P40" draw:layer="layout" svg:width="2.055cm" svg:height="0.45cm" svg:x="19.465cm" svg:y="13.48cm">
          <draw:text-box>
            <text:p><text:span text:style-name="T27">ActionName.Param</text:span></text:p>
          </draw:text-box>
        </draw:frame>
        <draw:g>
          <draw:rect draw:style-name="gr62" draw:text-style-name="P19" draw:layer="layout" svg:width="2.703cm" svg:height="0.403cm" svg:x="8.79cm" svg:y="3.273cm">
            <text:p text:style-name="P2"><text:span text:style-name="T10">ActionName</text:span></text:p>
          </draw:rect>
          <draw:rect draw:style-name="gr62" draw:text-style-name="P41" draw:layer="layout" svg:width="2.703cm" svg:height="0.403cm" svg:x="8.791cm" svg:y="3.676cm">
            <text:p text:style-name="P2"><text:span text:style-name="T28">ActionName.Param:</text:span></text:p>
            <text:p text:style-name="P2"><text:span text:style-name="T28">&lt;String&gt; Key, &lt;String&gt;Value</text:span></text:p>
          </draw:rect>
        </draw:g>
      </draw:page>
      <draw:page draw:name="page6" draw:style-name="dp1" draw:master-page-name="Default">
        <draw:frame draw:style-name="gr70" draw:layer="layout" svg:width="3.283cm" svg:height="0.963cm" svg:x="9.491cm" svg:y="1.308cm">
          <draw:text-box>
            <text:p>DataBase</text:p>
          </draw:text-box>
        </draw:frame>
        <draw:rect draw:style-name="gr71" draw:text-style-name="P34" draw:layer="layout" svg:width="5.728cm" svg:height="0.71cm" svg:x="1.273cm" svg:y="2.591cm">
          <text:p text:style-name="P2"><text:span text:style-name="T23">SessionId</text:span></text:p>
        </draw:rect>
        <draw:rect draw:style-name="gr71" draw:text-style-name="P34" draw:layer="layout" svg:width="5.728cm" svg:height="0.71cm" svg:x="7.001cm" svg:y="2.591cm">
          <text:p text:style-name="P2"><text:span text:style-name="T23">ParamName</text:span></text:p>
        </draw:rect>
        <draw:rect draw:style-name="gr71" draw:text-style-name="P34" draw:layer="layout" svg:width="5.728cm" svg:height="0.71cm" svg:x="12.729cm" svg:y="2.591cm">
          <text:p text:style-name="P2"><text:span text:style-name="T23">ParamValue</text:span></text:p>
        </draw:rect>
        <draw:rect draw:style-name="gr72" draw:text-style-name="P34" draw:layer="layout" svg:width="5.728cm" svg:height="0.71cm" svg:x="1.273cm" svg:y="3.301cm">
          <text:p/>
        </draw:rect>
        <draw:rect draw:style-name="gr72" draw:text-style-name="P34" draw:layer="layout" svg:width="5.728cm" svg:height="0.71cm" svg:x="7.001cm" svg:y="3.301cm">
          <text:p/>
        </draw:rect>
        <draw:rect draw:style-name="gr72" draw:text-style-name="P34" draw:layer="layout" svg:width="5.728cm" svg:height="0.71cm" svg:x="12.729cm" svg:y="3.301cm">
          <text:p/>
        </draw:rect>
        <draw:rect draw:style-name="gr72" draw:text-style-name="P34" draw:layer="layout" svg:width="5.728cm" svg:height="0.71cm" svg:x="1.273cm" svg:y="4.011cm">
          <text:p/>
        </draw:rect>
        <draw:rect draw:style-name="gr72" draw:text-style-name="P34" draw:layer="layout" svg:width="5.728cm" svg:height="0.71cm" svg:x="7.001cm" svg:y="4.011cm">
          <text:p/>
        </draw:rect>
        <draw:rect draw:style-name="gr72" draw:text-style-name="P34" draw:layer="layout" svg:width="5.728cm" svg:height="0.71cm" svg:x="12.729cm" svg:y="4.011cm">
          <text:p/>
        </draw:rect>
        <draw:rect draw:style-name="gr73" draw:text-style-name="P34" draw:layer="layout" svg:width="5.728cm" svg:height="0.71cm" svg:x="1.273cm" svg:y="4.721cm">
          <text:p/>
        </draw:rect>
        <draw:rect draw:style-name="gr73" draw:text-style-name="P34" draw:layer="layout" svg:width="5.728cm" svg:height="0.71cm" svg:x="7.001cm" svg:y="4.721cm">
          <text:p/>
        </draw:rect>
        <draw:rect draw:style-name="gr73" draw:text-style-name="P34" draw:layer="layout" svg:width="5.728cm" svg:height="0.71cm" svg:x="12.729cm" svg:y="4.721cm">
          <text:p/>
        </draw:rect>
        <draw:rect draw:style-name="gr73" draw:text-style-name="P34" draw:layer="layout" svg:width="5.728cm" svg:height="0.71cm" svg:x="1.273cm" svg:y="5.431cm">
          <text:p/>
        </draw:rect>
        <draw:rect draw:style-name="gr73" draw:text-style-name="P34" draw:layer="layout" svg:width="5.728cm" svg:height="0.71cm" svg:x="7.001cm" svg:y="5.431cm">
          <text:p/>
        </draw:rect>
        <draw:rect draw:style-name="gr73" draw:text-style-name="P34" draw:layer="layout" svg:width="5.728cm" svg:height="0.71cm" svg:x="12.729cm" svg:y="5.431cm">
          <text:p/>
        </draw:rect>
        <draw:rect draw:style-name="gr72" draw:text-style-name="P34" draw:layer="layout" svg:width="5.728cm" svg:height="0.71cm" svg:x="1.273cm" svg:y="6.141cm">
          <text:p/>
        </draw:rect>
        <draw:rect draw:style-name="gr72" draw:text-style-name="P34" draw:layer="layout" svg:width="5.728cm" svg:height="0.71cm" svg:x="7.001cm" svg:y="6.141cm">
          <text:p/>
        </draw:rect>
        <draw:rect draw:style-name="gr72" draw:text-style-name="P34" draw:layer="layout" svg:width="5.728cm" svg:height="0.71cm" svg:x="12.729cm" svg:y="6.141cm">
          <text:p/>
        </draw:rect>
        <draw:rect draw:style-name="gr73" draw:text-style-name="P34" draw:layer="layout" svg:width="5.728cm" svg:height="0.71cm" svg:x="1.273cm" svg:y="6.851cm">
          <text:p/>
        </draw:rect>
        <draw:rect draw:style-name="gr73" draw:text-style-name="P34" draw:layer="layout" svg:width="5.728cm" svg:height="0.71cm" svg:x="7.001cm" svg:y="6.851cm">
          <text:p/>
        </draw:rect>
        <draw:rect draw:style-name="gr73" draw:text-style-name="P34" draw:layer="layout" svg:width="5.728cm" svg:height="0.71cm" svg:x="12.729cm" svg:y="6.85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erkashin</meta:initial-creator>
    <meta:creation-date>2008-10-16T16:39:09.68</meta:creation-date>
    <dc:date>2008-10-24T18:17:05.64</dc:date>
    <dc:creator>Vitaliy Cherkashin</dc:creator>
    <meta:editing-duration>PT28H20M44S</meta:editing-duration>
    <meta:editing-cycles>28</meta:editing-cycles>
    <meta:generator>OpenOffice.org/3.0$Win32 OpenOffice.org_project/300m9$Build-9358</meta:generator>
    <meta:document-statistic meta:object-count="256"/>
    <meta:user-defined meta:name="Info 1"/>
    <meta:user-defined meta:name="Info 2"/>
    <meta:user-defined meta:name="Info 3"/>
    <meta:user-defined meta:name="Info 4"/>
  </office:meta>
</office:document-meta>
</file>